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09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onnes and crab per potlift</text:p>
          </table:table-cell>
          <table:table-cell table:number-columns-repeated="7"/>
          <table:table-cell office:value-type="string" calcext:value-type="string">
            <text:p>Thousand of pounds and crab per 1000 potlifts</text:p>
          </table:table-cell>
          <table:table-cell table:number-columns-repeated="7"/>
          <table:table-cell office:value-type="string" calcext:value-type="string">
            <text:p>From Jies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  <table:table-cell/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Seas</text:p>
          </table:table-cell>
          <table:table-cell table:style-name="Default" office:value-type="string" calcext:value-type="string">
            <text:p>Fleet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Abundance</text:p>
          </table:table-cell>
          <table:table-cell table:style-name="Default" office:value-type="string" calcext:value-type="string">
            <text:p>CV</text:p>
          </table:table-cell>
          <table:table-cell table:style-name="Default" office:value-type="string" calcext:value-type="string">
            <text:p>units</text:p>
          </table:table-cell>
          <table:table-cell table:number-columns-repeated="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]" office:value-type="float" office:value="6832.818716008" calcext:value-type="float">
            <text:p>6832.819</text:p>
          </table:table-cell>
          <table:table-cell table:style-name="ce1"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]"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213.236" calcext:value-type="float">
            <text:p>2213.236</text:p>
          </table:table-cell>
          <table:table-cell office:value-type="float" office:value="1991.267" calcext:value-type="float">
            <text:p>1991.267</text:p>
          </table:table-cell>
          <table:table-cell office:value-type="float" office:value="1521.417" calcext:value-type="float">
            <text:p>1521.417</text:p>
          </table:table-cell>
          <table:table-cell office:value-type="float" office:value="5725.921" calcext:value-type="float">
            <text:p>5725.921</text:p>
          </table:table-cell>
          <table:table-cell office:value-type="float" office:value="0.411" calcext:value-type="float">
            <text:p>0.411</text:p>
          </table:table-cell>
          <table:table-cell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]" office:value-type="float" office:value="7989.880652112" calcext:value-type="float">
            <text:p>7989.881</text:p>
          </table:table-cell>
          <table:table-cell table:style-name="ce1"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]"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060.672" calcext:value-type="float">
            <text:p>3060.672</text:p>
          </table:table-cell>
          <table:table-cell office:value-type="float" office:value="2280.962" calcext:value-type="float">
            <text:p>2280.962</text:p>
          </table:table-cell>
          <table:table-cell office:value-type="float" office:value="1807.883" calcext:value-type="float">
            <text:p>1807.883</text:p>
          </table:table-cell>
          <table:table-cell office:value-type="float" office:value="7149.518" calcext:value-type="float">
            <text:p>7149.518</text:p>
          </table:table-cell>
          <table:table-cell office:value-type="float" office:value="0.472" calcext:value-type="float">
            <text:p>0.472</text:p>
          </table:table-cell>
          <table:table-cell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5]" office:value-type="float" office:value="9986.83031832" calcext:value-type="float">
            <text:p>9986.830</text:p>
          </table:table-cell>
          <table:table-cell table:style-name="ce1" office:value-type="float" office:value="0.507" calcext:value-type="float">
            <text:p>0.50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5]" office:value-type="float" office:value="22017.21" calcext:value-type="float">
            <text:p>22017.210</text:p>
          </table:table-cell>
          <table:table-cell office:value-type="float" office:value="0.507" calcext:value-type="float">
            <text:p>0.50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855.59" calcext:value-type="float">
            <text:p>2855.59</text:p>
          </table:table-cell>
          <table:table-cell office:value-type="float" office:value="2562.875" calcext:value-type="float">
            <text:p>2562.875</text:p>
          </table:table-cell>
          <table:table-cell office:value-type="float" office:value="2540.7" calcext:value-type="float">
            <text:p>2540.7</text:p>
          </table:table-cell>
          <table:table-cell office:value-type="float" office:value="7959.164" calcext:value-type="float">
            <text:p>7959.164</text:p>
          </table:table-cell>
          <table:table-cell office:value-type="float" office:value="0.572" calcext:value-type="float">
            <text:p>0.572</text:p>
          </table:table-cell>
          <table:table-cell office:value-type="float" office:value="22017.21" calcext:value-type="float">
            <text:p>22017.21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6]" office:value-type="float" office:value="6551.13173372" calcext:value-type="float">
            <text:p>6551.132</text:p>
          </table:table-cell>
          <table:table-cell table:style-name="ce1"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6]"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82.705" calcext:value-type="float">
            <text:p>482.705</text:p>
          </table:table-cell>
          <table:table-cell office:value-type="float" office:value="1213.498" calcext:value-type="float">
            <text:p>1213.498</text:p>
          </table:table-cell>
          <table:table-cell office:value-type="float" office:value="2263.358" calcext:value-type="float">
            <text:p>2263.358</text:p>
          </table:table-cell>
          <table:table-cell office:value-type="float" office:value="3959.56" calcext:value-type="float">
            <text:p>3959.56</text:p>
          </table:table-cell>
          <table:table-cell office:value-type="float" office:value="0.368" calcext:value-type="float">
            <text:p>0.368</text:p>
          </table:table-cell>
          <table:table-cell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7]" office:value-type="float" office:value="16221.932712248" calcext:value-type="float">
            <text:p>16221.933</text:p>
          </table:table-cell>
          <table:table-cell table:style-name="ce1"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7]"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668.713" calcext:value-type="float">
            <text:p>1668.713</text:p>
          </table:table-cell>
          <table:table-cell office:value-type="float" office:value="2431.23" calcext:value-type="float">
            <text:p>2431.23</text:p>
          </table:table-cell>
          <table:table-cell office:value-type="float" office:value="5883.652" calcext:value-type="float">
            <text:p>5883.652</text:p>
          </table:table-cell>
          <table:table-cell office:value-type="float" office:value="9983.595" calcext:value-type="float">
            <text:p>9983.595</text:p>
          </table:table-cell>
          <table:table-cell office:value-type="float" office:value="0.401" calcext:value-type="float">
            <text:p>0.401</text:p>
          </table:table-cell>
          <table:table-cell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8]" office:value-type="float" office:value="9634.249627984" calcext:value-type="float">
            <text:p>9634.250</text:p>
          </table:table-cell>
          <table:table-cell table:style-name="ce1"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8]"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061.175" calcext:value-type="float">
            <text:p>1061.175</text:p>
          </table:table-cell>
          <table:table-cell office:value-type="float" office:value="1651.343" calcext:value-type="float">
            <text:p>1651.343</text:p>
          </table:table-cell>
          <table:table-cell office:value-type="float" office:value="3344.976" calcext:value-type="float">
            <text:p>3344.976</text:p>
          </table:table-cell>
          <table:table-cell office:value-type="float" office:value="6057.494" calcext:value-type="float">
            <text:p>6057.494</text:p>
          </table:table-cell>
          <table:table-cell office:value-type="float" office:value="0.332" calcext:value-type="float">
            <text:p>0.332</text:p>
          </table:table-cell>
          <table:table-cell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9]" office:value-type="float" office:value="4071.218171144" calcext:value-type="float">
            <text:p>4071.218</text:p>
          </table:table-cell>
          <table:table-cell table:style-name="ce1"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9]"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4.563" calcext:value-type="float">
            <text:p>434.563</text:p>
          </table:table-cell>
          <table:table-cell office:value-type="float" office:value="496.795" calcext:value-type="float">
            <text:p>496.795</text:p>
          </table:table-cell>
          <table:table-cell office:value-type="float" office:value="1451.879" calcext:value-type="float">
            <text:p>1451.879</text:p>
          </table:table-cell>
          <table:table-cell office:value-type="float" office:value="2383.237" calcext:value-type="float">
            <text:p>2383.237</text:p>
          </table:table-cell>
          <table:table-cell office:value-type="float" office:value="0.175" calcext:value-type="float">
            <text:p>0.175</text:p>
          </table:table-cell>
          <table:table-cell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0]" office:value-type="float" office:value="3110.5411594" calcext:value-type="float">
            <text:p>3110.541</text:p>
          </table:table-cell>
          <table:table-cell table:style-name="ce1" office:value-type="float" office:value="0.21" calcext:value-type="float">
            <text:p>0.2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0]" office:value-type="float" office:value="6857.575" calcext:value-type="float">
            <text:p>6857.575</text:p>
          </table:table-cell>
          <table:table-cell office:value-type="float" office:value="0.21" calcext:value-type="float">
            <text:p>0.2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8.667" calcext:value-type="float">
            <text:p>378.667</text:p>
          </table:table-cell>
          <table:table-cell office:value-type="float" office:value="376.362" calcext:value-type="float">
            <text:p>376.362</text:p>
          </table:table-cell>
          <table:table-cell office:value-type="float" office:value="1117.038" calcext:value-type="float">
            <text:p>1117.038</text:p>
          </table:table-cell>
          <table:table-cell office:value-type="float" office:value="1872.068" calcext:value-type="float">
            <text:p>1872.068</text:p>
          </table:table-cell>
          <table:table-cell office:value-type="float" office:value="0.216" calcext:value-type="float">
            <text:p>0.216</text:p>
          </table:table-cell>
          <table:table-cell office:value-type="float" office:value="6857.575" calcext:value-type="float">
            <text:p>6857.5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1]" office:value-type="float" office:value="1416.849496632" calcext:value-type="float">
            <text:p>1416.849</text:p>
          </table:table-cell>
          <table:table-cell table:style-name="ce1"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1]"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3.415" calcext:value-type="float">
            <text:p>203.415</text:p>
          </table:table-cell>
          <table:table-cell office:value-type="float" office:value="447.341" calcext:value-type="float">
            <text:p>447.341</text:p>
          </table:table-cell>
          <table:table-cell office:value-type="float" office:value="374.388" calcext:value-type="float">
            <text:p>374.388</text:p>
          </table:table-cell>
          <table:table-cell office:value-type="float" office:value="1025.143" calcext:value-type="float">
            <text:p>1025.143</text:p>
          </table:table-cell>
          <table:table-cell office:value-type="float" office:value="0.428" calcext:value-type="float">
            <text:p>0.428</text:p>
          </table:table-cell>
          <table:table-cell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2]" office:value-type="float" office:value="2278.91651476" calcext:value-type="float">
            <text:p>2278.917</text:p>
          </table:table-cell>
          <table:table-cell table:style-name="ce1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2]"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24.853" calcext:value-type="float">
            <text:p>324.853</text:p>
          </table:table-cell>
          <table:table-cell office:value-type="float" office:value="631.446" calcext:value-type="float">
            <text:p>631.446</text:p>
          </table:table-cell>
          <table:table-cell office:value-type="float" office:value="714.73" calcext:value-type="float">
            <text:p>714.73</text:p>
          </table:table-cell>
          <table:table-cell office:value-type="float" office:value="1671.03" calcext:value-type="float">
            <text:p>1671.03</text:p>
          </table:table-cell>
          <table:table-cell office:value-type="float" office:value="0.302" calcext:value-type="float">
            <text:p>0.302</text:p>
          </table:table-cell>
          <table:table-cell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3]" office:value-type="float" office:value="3158.169226584" calcext:value-type="float">
            <text:p>3158.169</text:p>
          </table:table-cell>
          <table:table-cell table:style-name="ce1"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3]"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10.042" calcext:value-type="float">
            <text:p>410.042</text:p>
          </table:table-cell>
          <table:table-cell office:value-type="float" office:value="815.615" calcext:value-type="float">
            <text:p>815.615</text:p>
          </table:table-cell>
          <table:table-cell office:value-type="float" office:value="956.848" calcext:value-type="float">
            <text:p>956.848</text:p>
          </table:table-cell>
          <table:table-cell office:value-type="float" office:value="2182.505" calcext:value-type="float">
            <text:p>2182.505</text:p>
          </table:table-cell>
          <table:table-cell office:value-type="float" office:value="0.285" calcext:value-type="float">
            <text:p>0.285</text:p>
          </table:table-cell>
          <table:table-cell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4]" office:value-type="float" office:value="6338.62161376" calcext:value-type="float">
            <text:p>6338.622</text:p>
          </table:table-cell>
          <table:table-cell table:style-name="ce1"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4]" office:value-type="float" office:value="13974.28" calcext:value-type="float">
            <text:p>13974.280</text:p>
          </table:table-cell>
          <table:table-cell office:value-type="float" office:value="0.271" calcext:value-type="float">
            <text:p>0.2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69.007" calcext:value-type="float">
            <text:p>2169.007</text:p>
          </table:table-cell>
          <table:table-cell office:value-type="float" office:value="1153.835" calcext:value-type="float">
            <text:p>1153.835</text:p>
          </table:table-cell>
          <table:table-cell office:value-type="float" office:value="1785.695" calcext:value-type="float">
            <text:p>1785.695</text:p>
          </table:table-cell>
          <table:table-cell office:value-type="float" office:value="5108.538" calcext:value-type="float">
            <text:p>5108.538</text:p>
          </table:table-cell>
          <table:table-cell office:value-type="float" office:value="0.314" calcext:value-type="float">
            <text:p>0.314</text:p>
          </table:table-cell>
          <table:table-cell office:value-type="float" office:value="13974.28" calcext:value-type="float">
            <text:p>13974.28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5]" office:value-type="float" office:value="6730.13047672" calcext:value-type="float">
            <text:p>6730.130</text:p>
          </table:table-cell>
          <table:table-cell table:style-name="ce1"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5]" office:value-type="float" office:value="14837.41" calcext:value-type="float">
            <text:p>14837.410</text:p>
          </table:table-cell>
          <table:table-cell office:value-type="float" office:value="0.274" calcext:value-type="float">
            <text:p>0.27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52.505" calcext:value-type="float">
            <text:p>1052.505</text:p>
          </table:table-cell>
          <table:table-cell office:value-type="float" office:value="1031.312" calcext:value-type="float">
            <text:p>1031.312</text:p>
          </table:table-cell>
          <table:table-cell office:value-type="float" office:value="2338.24" calcext:value-type="float">
            <text:p>2338.24</text:p>
          </table:table-cell>
          <table:table-cell office:value-type="float" office:value="4422.057" calcext:value-type="float">
            <text:p>4422.057</text:p>
          </table:table-cell>
          <table:table-cell office:value-type="float" office:value="0.302" calcext:value-type="float">
            <text:p>0.302</text:p>
          </table:table-cell>
          <table:table-cell office:value-type="float" office:value="14837.41" calcext:value-type="float">
            <text:p>14837.41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6]" office:value-type="float" office:value="6948.184398104" calcext:value-type="float">
            <text:p>6948.184</text:p>
          </table:table-cell>
          <table:table-cell table:style-name="ce1"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6]"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147.483" calcext:value-type="float">
            <text:p>1147.483</text:p>
          </table:table-cell>
          <table:table-cell office:value-type="float" office:value="1665.158" calcext:value-type="float">
            <text:p>1665.158</text:p>
          </table:table-cell>
          <table:table-cell office:value-type="float" office:value="2233.179" calcext:value-type="float">
            <text:p>2233.179</text:p>
          </table:table-cell>
          <table:table-cell office:value-type="float" office:value="5045.82" calcext:value-type="float">
            <text:p>5045.82</text:p>
          </table:table-cell>
          <table:table-cell office:value-type="float" office:value="0.259" calcext:value-type="float">
            <text:p>0.259</text:p>
          </table:table-cell>
          <table:table-cell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7]" office:value-type="float" office:value="7093.271696" calcext:value-type="float">
            <text:p>7093.272</text:p>
          </table:table-cell>
          <table:table-cell table:style-name="ce1"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7]" office:value-type="float" office:value="15638" calcext:value-type="float">
            <text:p>15638.000</text:p>
          </table:table-cell>
          <table:table-cell office:value-type="float" office:value="0.201" calcext:value-type="float">
            <text:p>0.20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73.974" calcext:value-type="float">
            <text:p>1073.974</text:p>
          </table:table-cell>
          <table:table-cell office:value-type="float" office:value="1381.761" calcext:value-type="float">
            <text:p>1381.761</text:p>
          </table:table-cell>
          <table:table-cell office:value-type="float" office:value="2290.595" calcext:value-type="float">
            <text:p>2290.595</text:p>
          </table:table-cell>
          <table:table-cell office:value-type="float" office:value="4746.33" calcext:value-type="float">
            <text:p>4746.33</text:p>
          </table:table-cell>
          <table:table-cell office:value-type="float" office:value="0.206" calcext:value-type="float">
            <text:p>0.206</text:p>
          </table:table-cell>
          <table:table-cell office:value-type="float" office:value="15638" calcext:value-type="float">
            <text:p>15638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8]" office:value-type="float" office:value="9548.45859788" calcext:value-type="float">
            <text:p>9548.459</text:p>
          </table:table-cell>
          <table:table-cell table:style-name="ce1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8]"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521.091" calcext:value-type="float">
            <text:p>1521.091</text:p>
          </table:table-cell>
          <table:table-cell office:value-type="float" office:value="1827.94" calcext:value-type="float">
            <text:p>1827.94</text:p>
          </table:table-cell>
          <table:table-cell office:value-type="float" office:value="3276.481" calcext:value-type="float">
            <text:p>3276.481</text:p>
          </table:table-cell>
          <table:table-cell office:value-type="float" office:value="6625.513" calcext:value-type="float">
            <text:p>6625.513</text:p>
          </table:table-cell>
          <table:table-cell office:value-type="float" office:value="0.185" calcext:value-type="float">
            <text:p>0.185</text:p>
          </table:table-cell>
          <table:table-cell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9]" office:value-type="float" office:value="6539.133318136" calcext:value-type="float">
            <text:p>6539.133</text:p>
          </table:table-cell>
          <table:table-cell table:style-name="ce1"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9]"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82.631" calcext:value-type="float">
            <text:p>882.631</text:p>
          </table:table-cell>
          <table:table-cell office:value-type="float" office:value="1298.458" calcext:value-type="float">
            <text:p>1298.458</text:p>
          </table:table-cell>
          <table:table-cell office:value-type="float" office:value="2256.569" calcext:value-type="float">
            <text:p>2256.569</text:p>
          </table:table-cell>
          <table:table-cell office:value-type="float" office:value="4437.658" calcext:value-type="float">
            <text:p>4437.658</text:p>
          </table:table-cell>
          <table:table-cell office:value-type="float" office:value="0.187" calcext:value-type="float">
            <text:p>0.187</text:p>
          </table:table-cell>
          <table:table-cell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0]" office:value-type="float" office:value="5703.590999392" calcext:value-type="float">
            <text:p>5703.591</text:p>
          </table:table-cell>
          <table:table-cell table:style-name="ce1"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0]"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24.932" calcext:value-type="float">
            <text:p>1024.932</text:p>
          </table:table-cell>
          <table:table-cell office:value-type="float" office:value="1187.954" calcext:value-type="float">
            <text:p>1187.954</text:p>
          </table:table-cell>
          <table:table-cell office:value-type="float" office:value="1740.559" calcext:value-type="float">
            <text:p>1740.559</text:p>
          </table:table-cell>
          <table:table-cell office:value-type="float" office:value="3953.445" calcext:value-type="float">
            <text:p>3953.445</text:p>
          </table:table-cell>
          <table:table-cell office:value-type="float" office:value="0.187" calcext:value-type="float">
            <text:p>0.187</text:p>
          </table:table-cell>
          <table:table-cell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1]" office:value-type="float" office:value="9410.402883168" calcext:value-type="float">
            <text:p>9410.403</text:p>
          </table:table-cell>
          <table:table-cell table:style-name="ce1"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1]"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237.52" calcext:value-type="float">
            <text:p>1237.52</text:p>
          </table:table-cell>
          <table:table-cell office:value-type="float" office:value="1891.225" calcext:value-type="float">
            <text:p>1891.225</text:p>
          </table:table-cell>
          <table:table-cell office:value-type="float" office:value="3064.331" calcext:value-type="float">
            <text:p>3064.331</text:p>
          </table:table-cell>
          <table:table-cell office:value-type="float" office:value="6193.076" calcext:value-type="float">
            <text:p>6193.076</text:p>
          </table:table-cell>
          <table:table-cell office:value-type="float" office:value="0.263" calcext:value-type="float">
            <text:p>0.263</text:p>
          </table:table-cell>
          <table:table-cell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2]" office:value-type="float" office:value="10924.106972376" calcext:value-type="float">
            <text:p>10924.107</text:p>
          </table:table-cell>
          <table:table-cell table:style-name="ce1" office:value-type="float" office:value="0.337" calcext:value-type="float">
            <text:p>0.33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2]"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165.177" calcext:value-type="float">
            <text:p>1165.177</text:p>
          </table:table-cell>
          <table:table-cell office:value-type="float" office:value="2228.021" calcext:value-type="float">
            <text:p>2228.021</text:p>
          </table:table-cell>
          <table:table-cell office:value-type="float" office:value="3788.648" calcext:value-type="float">
            <text:p>3788.648</text:p>
          </table:table-cell>
          <table:table-cell office:value-type="float" office:value="7181.846" calcext:value-type="float">
            <text:p>7181.846</text:p>
          </table:table-cell>
          <table:table-cell office:value-type="float" office:value="0.367" calcext:value-type="float">
            <text:p>0.367</text:p>
          </table:table-cell>
          <table:table-cell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3]" office:value-type="float" office:value="7976.83942852" calcext:value-type="float">
            <text:p>7976.839</text:p>
          </table:table-cell>
          <table:table-cell table:style-name="ce1"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3]"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659.735" calcext:value-type="float">
            <text:p>659.735</text:p>
          </table:table-cell>
          <table:table-cell office:value-type="float" office:value="1660.708" calcext:value-type="float">
            <text:p>1660.708</text:p>
          </table:table-cell>
          <table:table-cell office:value-type="float" office:value="2849.293" calcext:value-type="float">
            <text:p>2849.293</text:p>
          </table:table-cell>
          <table:table-cell office:value-type="float" office:value="5169.736" calcext:value-type="float">
            <text:p>5169.736</text:p>
          </table:table-cell>
          <table:table-cell office:value-type="float" office:value="0.373" calcext:value-type="float">
            <text:p>0.373</text:p>
          </table:table-cell>
          <table:table-cell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4]" office:value-type="float" office:value="1594.546430592" calcext:value-type="float">
            <text:p>1594.546</text:p>
          </table:table-cell>
          <table:table-cell table:style-name="ce1"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4]"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3.11" calcext:value-type="float">
            <text:p>223.11</text:p>
          </table:table-cell>
          <table:table-cell office:value-type="float" office:value="222.054" calcext:value-type="float">
            <text:p>222.054</text:p>
          </table:table-cell>
          <table:table-cell office:value-type="float" office:value="557.883" calcext:value-type="float">
            <text:p>557.883</text:p>
          </table:table-cell>
          <table:table-cell office:value-type="float" office:value="1003.047" calcext:value-type="float">
            <text:p>1003.047</text:p>
          </table:table-cell>
          <table:table-cell office:value-type="float" office:value="0.192" calcext:value-type="float">
            <text:p>0.192</text:p>
          </table:table-cell>
          <table:table-cell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5]" office:value-type="float" office:value="2096.79479084" calcext:value-type="float">
            <text:p>2096.795</text:p>
          </table:table-cell>
          <table:table-cell table:style-name="ce1" office:value-type="float" office:value="0.31" calcext:value-type="float">
            <text:p>0.3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5]" office:value-type="float" office:value="4622.645" calcext:value-type="float">
            <text:p>4622.645</text:p>
          </table:table-cell>
          <table:table-cell office:value-type="float" office:value="0.31" calcext:value-type="float">
            <text:p>0.3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1.517" calcext:value-type="float">
            <text:p>281.517</text:p>
          </table:table-cell>
          <table:table-cell office:value-type="float" office:value="284.922" calcext:value-type="float">
            <text:p>284.922</text:p>
          </table:table-cell>
          <table:table-cell office:value-type="float" office:value="740.249" calcext:value-type="float">
            <text:p>740.249</text:p>
          </table:table-cell>
          <table:table-cell office:value-type="float" office:value="1306.688" calcext:value-type="float">
            <text:p>1306.688</text:p>
          </table:table-cell>
          <table:table-cell office:value-type="float" office:value="0.303" calcext:value-type="float">
            <text:p>0.303</text:p>
          </table:table-cell>
          <table:table-cell office:value-type="float" office:value="4622.645" calcext:value-type="float">
            <text:p>4622.64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6]" office:value-type="float" office:value="2831.439651512" calcext:value-type="float">
            <text:p>2831.440</text:p>
          </table:table-cell>
          <table:table-cell table:style-name="ce1"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6]"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8.787" calcext:value-type="float">
            <text:p>418.787</text:p>
          </table:table-cell>
          <table:table-cell office:value-type="float" office:value="501.603" calcext:value-type="float">
            <text:p>501.603</text:p>
          </table:table-cell>
          <table:table-cell office:value-type="float" office:value="938.334" calcext:value-type="float">
            <text:p>938.334</text:p>
          </table:table-cell>
          <table:table-cell office:value-type="float" office:value="1858.724" calcext:value-type="float">
            <text:p>1858.724</text:p>
          </table:table-cell>
          <table:table-cell office:value-type="float" office:value="0.243" calcext:value-type="float">
            <text:p>0.243</text:p>
          </table:table-cell>
          <table:table-cell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7]" office:value-type="float" office:value="1732.599423752" calcext:value-type="float">
            <text:p>1732.599</text:p>
          </table:table-cell>
          <table:table-cell table:style-name="ce1" office:value-type="float" office:value="0.32" calcext:value-type="float">
            <text:p>0.3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7]" office:value-type="float" office:value="3819.731" calcext:value-type="float">
            <text:p>3819.731</text:p>
          </table:table-cell>
          <table:table-cell office:value-type="float" office:value="0.32" calcext:value-type="float">
            <text:p>0.32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.517" calcext:value-type="float">
            <text:p>110.517</text:p>
          </table:table-cell>
          <table:table-cell office:value-type="float" office:value="230.059" calcext:value-type="float">
            <text:p>230.059</text:p>
          </table:table-cell>
          <table:table-cell office:value-type="float" office:value="639.943" calcext:value-type="float">
            <text:p>639.943</text:p>
          </table:table-cell>
          <table:table-cell office:value-type="float" office:value="980.52" calcext:value-type="float">
            <text:p>980.52</text:p>
          </table:table-cell>
          <table:table-cell office:value-type="float" office:value="0.311" calcext:value-type="float">
            <text:p>0.311</text:p>
          </table:table-cell>
          <table:table-cell office:value-type="float" office:value="3819.731" calcext:value-type="float">
            <text:p>3819.7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8]" office:value-type="float" office:value="1566.675470152" calcext:value-type="float">
            <text:p>1566.675</text:p>
          </table:table-cell>
          <table:table-cell table:style-name="ce1"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8]"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9.169" calcext:value-type="float">
            <text:p>449.169</text:p>
          </table:table-cell>
          <table:table-cell office:value-type="float" office:value="280.004" calcext:value-type="float">
            <text:p>280.004</text:p>
          </table:table-cell>
          <table:table-cell office:value-type="float" office:value="464.909" calcext:value-type="float">
            <text:p>464.909</text:p>
          </table:table-cell>
          <table:table-cell office:value-type="float" office:value="1194.082" calcext:value-type="float">
            <text:p>1194.082</text:p>
          </table:table-cell>
          <table:table-cell office:value-type="float" office:value="0.399" calcext:value-type="float">
            <text:p>0.399</text:p>
          </table:table-cell>
          <table:table-cell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9]" office:value-type="float" office:value="1523.869085928" calcext:value-type="float">
            <text:p>1523.869</text:p>
          </table:table-cell>
          <table:table-cell table:style-name="ce1"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9]"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7.092" calcext:value-type="float">
            <text:p>247.092</text:p>
          </table:table-cell>
          <table:table-cell office:value-type="float" office:value="183.531" calcext:value-type="float">
            <text:p>183.531</text:p>
          </table:table-cell>
          <table:table-cell office:value-type="float" office:value="562.34" calcext:value-type="float">
            <text:p>562.34</text:p>
          </table:table-cell>
          <table:table-cell office:value-type="float" office:value="992.963" calcext:value-type="float">
            <text:p>992.963</text:p>
          </table:table-cell>
          <table:table-cell office:value-type="float" office:value="0.369" calcext:value-type="float">
            <text:p>0.369</text:p>
          </table:table-cell>
          <table:table-cell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0]" office:value-type="float" office:value="1642.017101352" calcext:value-type="float">
            <text:p>1642.017</text:p>
          </table:table-cell>
          <table:table-cell table:style-name="ce1"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0]"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9.331" calcext:value-type="float">
            <text:p>319.331</text:p>
          </table:table-cell>
          <table:table-cell office:value-type="float" office:value="310.2" calcext:value-type="float">
            <text:p>310.2</text:p>
          </table:table-cell>
          <table:table-cell office:value-type="float" office:value="500.942" calcext:value-type="float">
            <text:p>500.942</text:p>
          </table:table-cell>
          <table:table-cell office:value-type="float" office:value="1130.472" calcext:value-type="float">
            <text:p>1130.472</text:p>
          </table:table-cell>
          <table:table-cell office:value-type="float" office:value="0.403" calcext:value-type="float">
            <text:p>0.403</text:p>
          </table:table-cell>
          <table:table-cell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1]" office:value-type="float" office:value="3893.875492536" calcext:value-type="float">
            <text:p>3893.875</text:p>
          </table:table-cell>
          <table:table-cell table:style-name="ce1"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1]"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16.711" calcext:value-type="float">
            <text:p>916.711</text:p>
          </table:table-cell>
          <table:table-cell office:value-type="float" office:value="641.737" calcext:value-type="float">
            <text:p>641.737</text:p>
          </table:table-cell>
          <table:table-cell office:value-type="float" office:value="1239.882" calcext:value-type="float">
            <text:p>1239.882</text:p>
          </table:table-cell>
          <table:table-cell office:value-type="float" office:value="2798.33" calcext:value-type="float">
            <text:p>2798.33</text:p>
          </table:table-cell>
          <table:table-cell office:value-type="float" office:value="0.339" calcext:value-type="float">
            <text:p>0.339</text:p>
          </table:table-cell>
          <table:table-cell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2]" office:value-type="float" office:value="6470.773375" calcext:value-type="float">
            <text:p>6470.773</text:p>
          </table:table-cell>
          <table:table-cell table:style-name="ce1"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2]"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517.558" calcext:value-type="float">
            <text:p>2517.558</text:p>
          </table:table-cell>
          <table:table-cell office:value-type="float" office:value="2019.884" calcext:value-type="float">
            <text:p>2019.884</text:p>
          </table:table-cell>
          <table:table-cell office:value-type="float" office:value="1192.534" calcext:value-type="float">
            <text:p>1192.534</text:p>
          </table:table-cell>
          <table:table-cell office:value-type="float" office:value="5729.975" calcext:value-type="float">
            <text:p>5729.975</text:p>
          </table:table-cell>
          <table:table-cell office:value-type="float" office:value="0.42" calcext:value-type="float">
            <text:p>0.42</text:p>
          </table:table-cell>
          <table:table-cell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3]" office:value-type="float" office:value="4654.47307308" calcext:value-type="float">
            <text:p>4654.473</text:p>
          </table:table-cell>
          <table:table-cell table:style-name="ce1"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3]"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51.675" calcext:value-type="float">
            <text:p>1351.675</text:p>
          </table:table-cell>
          <table:table-cell office:value-type="float" office:value="800.761" calcext:value-type="float">
            <text:p>800.761</text:p>
          </table:table-cell>
          <table:table-cell office:value-type="float" office:value="1456.516" calcext:value-type="float">
            <text:p>1456.516</text:p>
          </table:table-cell>
          <table:table-cell office:value-type="float" office:value="3608.951" calcext:value-type="float">
            <text:p>3608.951</text:p>
          </table:table-cell>
          <table:table-cell office:value-type="float" office:value="0.289" calcext:value-type="float">
            <text:p>0.289</text:p>
          </table:table-cell>
          <table:table-cell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4]" office:value-type="float" office:value="6301.469707408" calcext:value-type="float">
            <text:p>6301.470</text:p>
          </table:table-cell>
          <table:table-cell table:style-name="ce1"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4]"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72.586" calcext:value-type="float">
            <text:p>1572.586</text:p>
          </table:table-cell>
          <table:table-cell office:value-type="float" office:value="2161.295" calcext:value-type="float">
            <text:p>2161.295</text:p>
          </table:table-cell>
          <table:table-cell office:value-type="float" office:value="1410.062" calcext:value-type="float">
            <text:p>1410.062</text:p>
          </table:table-cell>
          <table:table-cell office:value-type="float" office:value="5143.943" calcext:value-type="float">
            <text:p>5143.943</text:p>
          </table:table-cell>
          <table:table-cell office:value-type="float" office:value="0.263" calcext:value-type="float">
            <text:p>0.263</text:p>
          </table:table-cell>
          <table:table-cell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5]" office:value-type="float" office:value="11130.8982044" calcext:value-type="float">
            <text:p>11130.898</text:p>
          </table:table-cell>
          <table:table-cell table:style-name="ce1"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5]" office:value-type="float" office:value="24539.45" calcext:value-type="float">
            <text:p>24539.450</text:p>
          </table:table-cell>
          <table:table-cell office:value-type="float" office:value="0.466" calcext:value-type="float">
            <text:p>0.46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37.464" calcext:value-type="float">
            <text:p>3937.464</text:p>
          </table:table-cell>
          <table:table-cell office:value-type="float" office:value="3252.942" calcext:value-type="float">
            <text:p>3252.942</text:p>
          </table:table-cell>
          <table:table-cell office:value-type="float" office:value="2458.051" calcext:value-type="float">
            <text:p>2458.051</text:p>
          </table:table-cell>
          <table:table-cell office:value-type="float" office:value="9648.457" calcext:value-type="float">
            <text:p>9648.457</text:p>
          </table:table-cell>
          <table:table-cell office:value-type="float" office:value="0.544" calcext:value-type="float">
            <text:p>0.544</text:p>
          </table:table-cell>
          <table:table-cell office:value-type="float" office:value="24539.45" calcext:value-type="float">
            <text:p>24539.4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6]" office:value-type="float" office:value="10931.231995512" calcext:value-type="float">
            <text:p>10931.232</text:p>
          </table:table-cell>
          <table:table-cell table:style-name="ce1" office:value-type="float" office:value="0.55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6]"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800.109" calcext:value-type="float">
            <text:p>1800.109</text:p>
          </table:table-cell>
          <table:table-cell office:value-type="float" office:value="3255.376" calcext:value-type="float">
            <text:p>3255.376</text:p>
          </table:table-cell>
          <table:table-cell office:value-type="float" office:value="3207.075" calcext:value-type="float">
            <text:p>3207.075</text:p>
          </table:table-cell>
          <table:table-cell office:value-type="float" office:value="8262.561" calcext:value-type="float">
            <text:p>8262.561</text:p>
          </table:table-cell>
          <table:table-cell office:value-type="float" office:value="0.587" calcext:value-type="float">
            <text:p>0.587</text:p>
          </table:table-cell>
          <table:table-cell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7]" office:value-type="float" office:value="6200.218901168" calcext:value-type="float">
            <text:p>6200.219</text:p>
          </table:table-cell>
          <table:table-cell table:style-name="ce1"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7]"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05.425" calcext:value-type="float">
            <text:p>705.425</text:p>
          </table:table-cell>
          <table:table-cell office:value-type="float" office:value="1969.556" calcext:value-type="float">
            <text:p>1969.556</text:p>
          </table:table-cell>
          <table:table-cell office:value-type="float" office:value="1808.448" calcext:value-type="float">
            <text:p>1808.448</text:p>
          </table:table-cell>
          <table:table-cell office:value-type="float" office:value="4483.43" calcext:value-type="float">
            <text:p>4483.43</text:p>
          </table:table-cell>
          <table:table-cell office:value-type="float" office:value="0.361" calcext:value-type="float">
            <text:p>0.361</text:p>
          </table:table-cell>
          <table:table-cell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8]" office:value-type="float" office:value="2287.55744236" calcext:value-type="float">
            <text:p>2287.557</text:p>
          </table:table-cell>
          <table:table-cell table:style-name="ce1" office:value-type="float" office:value="0.217" calcext:value-type="float">
            <text:p>0.2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8]"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4.594" calcext:value-type="float">
            <text:p>334.594</text:p>
          </table:table-cell>
          <table:table-cell office:value-type="float" office:value="451.517" calcext:value-type="float">
            <text:p>451.517</text:p>
          </table:table-cell>
          <table:table-cell office:value-type="float" office:value="806.921" calcext:value-type="float">
            <text:p>806.921</text:p>
          </table:table-cell>
          <table:table-cell office:value-type="float" office:value="1593.033" calcext:value-type="float">
            <text:p>1593.033</text:p>
          </table:table-cell>
          <table:table-cell office:value-type="float" office:value="0.215" calcext:value-type="float">
            <text:p>0.215</text:p>
          </table:table-cell>
          <table:table-cell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9]" office:value-type="float" office:value="6029.21970668" calcext:value-type="float">
            <text:p>6029.220</text:p>
          </table:table-cell>
          <table:table-cell table:style-name="ce1"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9]"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723.026" calcext:value-type="float">
            <text:p>723.026</text:p>
          </table:table-cell>
          <table:table-cell office:value-type="float" office:value="1627.131" calcext:value-type="float">
            <text:p>1627.131</text:p>
          </table:table-cell>
          <table:table-cell office:value-type="float" office:value="1809.365" calcext:value-type="float">
            <text:p>1809.365</text:p>
          </table:table-cell>
          <table:table-cell office:value-type="float" office:value="4159.522" calcext:value-type="float">
            <text:p>4159.522</text:p>
          </table:table-cell>
          <table:table-cell office:value-type="float" office:value="0.503" calcext:value-type="float">
            <text:p>0.503</text:p>
          </table:table-cell>
          <table:table-cell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0]" office:value-type="float" office:value="5877.432854944" calcext:value-type="float">
            <text:p>5877.433</text:p>
          </table:table-cell>
          <table:table-cell table:style-name="ce1" office:value-type="float" office:value="0.77" calcext:value-type="float">
            <text:p>0.77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0]" office:value-type="float" office:value="12957.532" calcext:value-type="float">
            <text:p>12957.532</text:p>
          </table:table-cell>
          <table:table-cell office:value-type="float" office:value="0.77" calcext:value-type="float">
            <text:p>0.77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92.202" calcext:value-type="float">
            <text:p>992.202</text:p>
          </table:table-cell>
          <table:table-cell office:value-type="float" office:value="1269.443" calcext:value-type="float">
            <text:p>1269.443</text:p>
          </table:table-cell>
          <table:table-cell office:value-type="float" office:value="1978.543" calcext:value-type="float">
            <text:p>1978.543</text:p>
          </table:table-cell>
          <table:table-cell office:value-type="float" office:value="4240.188" calcext:value-type="float">
            <text:p>4240.188</text:p>
          </table:table-cell>
          <table:table-cell office:value-type="float" office:value="0.774" calcext:value-type="float">
            <text:p>0.774</text:p>
          </table:table-cell>
          <table:table-cell office:value-type="float" office:value="12957.532" calcext:value-type="float">
            <text:p>12957.53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1]/1000" office:value-type="float" office:value="12.042" calcext:value-type="float">
            <text:p>12.042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1]" office:value-type="float" office:value="12042" calcext:value-type="float">
            <text:p>12042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624" calcext:value-type="float">
            <text:p>4624</text:p>
          </table:table-cell>
          <table:table-cell office:value-type="float" office:value="1919" calcext:value-type="float">
            <text:p>1919</text:p>
          </table:table-cell>
          <table:table-cell office:value-type="float" office:value="3198" calcext:value-type="float">
            <text:p>3198</text:p>
          </table:table-cell>
          <table:table-cell office:value-type="float" office:value="6925" calcext:value-type="float">
            <text:p>6925</text:p>
          </table:table-cell>
          <table:table-cell office:value-type="float" office:value="12042" calcext:value-type="float">
            <text:p>1204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2]/1000" office:value-type="float" office:value="12.531" calcext:value-type="float">
            <text:p>12.531</text:p>
          </table:table-cell>
          <table:table-cell table:style-name="ce1" office:value-type="float" office:value="0.06" calcext:value-type="float">
            <text:p>0.06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2]" office:value-type="float" office:value="12531" calcext:value-type="float">
            <text:p>12531.000</text:p>
          </table:table-cell>
          <table:table-cell office:value-type="float" office:value="0.06" calcext:value-type="float">
            <text:p>0.06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812" calcext:value-type="float">
            <text:p>4812</text:p>
          </table:table-cell>
          <table:table-cell office:value-type="float" office:value="964" calcext:value-type="float">
            <text:p>964</text:p>
          </table:table-cell>
          <table:table-cell office:value-type="float" office:value="2763" calcext:value-type="float">
            <text:p>2763</text:p>
          </table:table-cell>
          <table:table-cell office:value-type="float" office:value="8804" calcext:value-type="float">
            <text:p>8804</text:p>
          </table:table-cell>
          <table:table-cell office:value-type="float" office:value="12531" calcext:value-type="float">
            <text:p>125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3]/1000" office:value-type="float" office:value="8.477" calcext:value-type="float">
            <text:p>8.477</text:p>
          </table:table-cell>
          <table:table-cell table:style-name="ce1" office:value-type="float" office:value="0.08" calcext:value-type="float">
            <text:p>0.0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3]" office:value-type="float" office:value="8477" calcext:value-type="float">
            <text:p>8477.000</text:p>
          </table:table-cell>
          <table:table-cell office:value-type="float" office:value="0.08" calcext:value-type="float">
            <text:p>0.0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255" calcext:value-type="float">
            <text:p>3255</text:p>
          </table:table-cell>
          <table:table-cell office:value-type="float" office:value="1266" calcext:value-type="float">
            <text:p>1266</text:p>
          </table:table-cell>
          <table:table-cell office:value-type="float" office:value="1737" calcext:value-type="float">
            <text:p>1737</text:p>
          </table:table-cell>
          <table:table-cell office:value-type="float" office:value="5474" calcext:value-type="float">
            <text:p>5474</text:p>
          </table:table-cell>
          <table:table-cell office:value-type="float" office:value="8477" calcext:value-type="float">
            <text:p>847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4]/1000" office:value-type="float" office:value="1.667" calcext:value-type="float">
            <text:p>1.667</text:p>
          </table:table-cell>
          <table:table-cell table:style-name="ce1" office:value-type="float" office:value="0.15" calcext:value-type="float">
            <text:p>0.1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4]" office:value-type="float" office:value="1667" calcext:value-type="float">
            <text:p>1667.000</text:p>
          </table:table-cell>
          <table:table-cell office:value-type="float" office:value="0.15" calcext:value-type="float">
            <text:p>0.15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112" calcext:value-type="float">
            <text:p>112</text:p>
          </table:table-cell>
          <table:table-cell office:value-type="float" office:value="414" calcext:value-type="float">
            <text:p>414</text:p>
          </table:table-cell>
          <table:table-cell office:value-type="float" office:value="1141" calcext:value-type="float">
            <text:p>1141</text:p>
          </table:table-cell>
          <table:table-cell office:value-type="float" office:value="1667" calcext:value-type="float">
            <text:p>16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5]/1000" office:value-type="float" office:value="8.643" calcext:value-type="float">
            <text:p>8.643</text:p>
          </table:table-cell>
          <table:table-cell table:style-name="ce1" office:value-type="float" office:value="0.09" calcext:value-type="float">
            <text:p>0.0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5]" office:value-type="float" office:value="8643" calcext:value-type="float">
            <text:p>8643.000</text:p>
          </table:table-cell>
          <table:table-cell office:value-type="float" office:value="0.09" calcext:value-type="float">
            <text:p>0.0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319" calcext:value-type="float">
            <text:p>3319</text:p>
          </table:table-cell>
          <table:table-cell office:value-type="float" office:value="1086" calcext:value-type="float">
            <text:p>1086</text:p>
          </table:table-cell>
          <table:table-cell office:value-type="float" office:value="2721" calcext:value-type="float">
            <text:p>2721</text:p>
          </table:table-cell>
          <table:table-cell office:value-type="float" office:value="4836" calcext:value-type="float">
            <text:p>4836</text:p>
          </table:table-cell>
          <table:table-cell office:value-type="float" office:value="8643" calcext:value-type="float">
            <text:p>864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6]/1000" office:value-type="float" office:value="10.209" calcext:value-type="float">
            <text:p>10.209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6]" office:value-type="float" office:value="10209" calcext:value-type="float">
            <text:p>10209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920" calcext:value-type="float">
            <text:p>3920</text:p>
          </table:table-cell>
          <table:table-cell office:value-type="float" office:value="1326" calcext:value-type="float">
            <text:p>1326</text:p>
          </table:table-cell>
          <table:table-cell office:value-type="float" office:value="3276" calcext:value-type="float">
            <text:p>3276</text:p>
          </table:table-cell>
          <table:table-cell office:value-type="float" office:value="5607" calcext:value-type="float">
            <text:p>5607</text:p>
          </table:table-cell>
          <table:table-cell office:value-type="float" office:value="10209" calcext:value-type="float">
            <text:p>102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7]/1000" office:value-type="float" office:value="5.643" calcext:value-type="float">
            <text:p>5.643</text:p>
          </table:table-cell>
          <table:table-cell table:style-name="ce1" office:value-type="float" office:value="0.19" calcext:value-type="float">
            <text:p>0.1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7]" office:value-type="float" office:value="5643" calcext:value-type="float">
            <text:p>5643.000</text:p>
          </table:table-cell>
          <table:table-cell office:value-type="float" office:value="0.19" calcext:value-type="float">
            <text:p>0.1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2167" calcext:value-type="float">
            <text:p>2167</text:p>
          </table:table-cell>
          <table:table-cell office:value-type="float" office:value="878" calcext:value-type="float">
            <text:p>878</text:p>
          </table:table-cell>
          <table:table-cell office:value-type="float" office:value="1398" calcext:value-type="float">
            <text:p>1398</text:p>
          </table:table-cell>
          <table:table-cell office:value-type="float" office:value="3367" calcext:value-type="float">
            <text:p>3367</text:p>
          </table:table-cell>
          <table:table-cell office:value-type="float" office:value="5643" calcext:value-type="float">
            <text:p>564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8]/1000" office:value-type="float" office:value="2.805" calcext:value-type="float">
            <text:p>2.805</text:p>
          </table:table-cell>
          <table:table-cell table:style-name="ce1" office:value-type="float" office:value="0.18" calcext:value-type="float">
            <text:p>0.1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8]" office:value-type="float" office:value="2805" calcext:value-type="float">
            <text:p>2805.000</text:p>
          </table:table-cell>
          <table:table-cell office:value-type="float" office:value="0.18" calcext:value-type="float">
            <text:p>0.1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198" calcext:value-type="float">
            <text:p>198</text:p>
          </table:table-cell>
          <table:table-cell office:value-type="float" office:value="682" calcext:value-type="float">
            <text:p>682</text:p>
          </table:table-cell>
          <table:table-cell office:value-type="float" office:value="1924" calcext:value-type="float">
            <text:p>1924</text:p>
          </table:table-cell>
          <table:table-cell office:value-type="float" office:value="2805" calcext:value-type="float">
            <text:p>280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number-rows-repeated="104852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atch" table:style-name="ta1"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onne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 mortality</text:p>
          </table:table-cell>
          <table:table-cell/>
          <table:table-cell office:value-type="string" calcext:value-type="string">
            <text:p># Catch number (1000s), time to midpoint of fishery (yr), pot lifts (1000s), retained weight (1000 lb)</text:p>
          </table:table-cell>
          <table:table-cell table:number-columns-repeated="15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]*1000" office:value-type="float" office:value="436126" calcext:value-type="float">
            <text:p>436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6.126" calcext:value-type="float">
            <text:p>436.126</text:p>
          </table:table-cell>
          <table:table-cell office:value-type="float" office:value="0.07" calcext:value-type="float">
            <text:p>0.07</text:p>
          </table:table-cell>
          <table:table-cell office:value-type="float" office:value="43.754" calcext:value-type="float">
            <text:p>43.754</text:p>
          </table:table-cell>
          <table:table-cell office:value-type="float" office:value="1984.251" calcext:value-type="float">
            <text:p>1984.251</text:p>
          </table:table-cell>
          <table:table-cell table:number-columns-repeated="1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4]*1000" office:value-type="float" office:value="52966" calcext:value-type="float">
            <text:p>52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.966" calcext:value-type="float">
            <text:p>52.966</text:p>
          </table:table-cell>
          <table:table-cell office:value-type="float" office:value="0.06" calcext:value-type="float">
            <text:p>0.06</text:p>
          </table:table-cell>
          <table:table-cell office:value-type="float" office:value="9.877" calcext:value-type="float">
            <text:p>9.877</text:p>
          </table:table-cell>
          <table:table-cell office:value-type="float" office:value="210.819" calcext:value-type="float">
            <text:p>210.819</text:p>
          </table:table-cell>
          <table:table-cell table:number-columns-repeated="1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*1000" office:value-type="float" office:value="33162" calcext:value-type="float">
            <text:p>33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162" calcext:value-type="float">
            <text:p>33.162</text:p>
          </table:table-cell>
          <table:table-cell office:value-type="float" office:value="0.07" calcext:value-type="float">
            <text:p>0.07</text:p>
          </table:table-cell>
          <table:table-cell office:value-type="float" office:value="1.651" calcext:value-type="float">
            <text:p>1.651</text:p>
          </table:table-cell>
          <table:table-cell office:value-type="float" office:value="150.232" calcext:value-type="float">
            <text:p>150.232</text:p>
          </table:table-cell>
          <table:table-cell table:number-columns-repeated="1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*1000" office:value-type="float" office:value="1045619" calcext:value-type="float">
            <text:p>1045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5.619" calcext:value-type="float">
            <text:p>1045.619</text:p>
          </table:table-cell>
          <table:table-cell office:value-type="float" office:value="0.05" calcext:value-type="float">
            <text:p>0.05</text:p>
          </table:table-cell>
          <table:table-cell office:value-type="float" office:value="58.55" calcext:value-type="float">
            <text:p>58.55</text:p>
          </table:table-cell>
          <table:table-cell office:value-type="float" office:value="4627.761" calcext:value-type="float">
            <text:p>4627.761</text:p>
          </table:table-cell>
          <table:table-cell table:number-columns-repeated="1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*1000" office:value-type="float" office:value="1935886" calcext:value-type="float">
            <text:p>1935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5.886" calcext:value-type="float">
            <text:p>1935.886</text:p>
          </table:table-cell>
          <table:table-cell office:value-type="float" office:value="0.07" calcext:value-type="float">
            <text:p>0.07</text:p>
          </table:table-cell>
          <table:table-cell office:value-type="float" office:value="165.618" calcext:value-type="float">
            <text:p>165.618</text:p>
          </table:table-cell>
          <table:table-cell office:value-type="float" office:value="8844.789" calcext:value-type="float">
            <text:p>8844.789</text:p>
          </table:table-cell>
          <table:table-cell table:number-columns-repeated="1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*1000" office:value-type="float" office:value="1931990" calcext:value-type="float">
            <text:p>193199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1.99" calcext:value-type="float">
            <text:p>1931.99</text:p>
          </table:table-cell>
          <table:table-cell office:value-type="float" office:value="0.12" calcext:value-type="float">
            <text:p>0.12</text:p>
          </table:table-cell>
          <table:table-cell office:value-type="float" office:value="133.944" calcext:value-type="float">
            <text:p>133.944</text:p>
          </table:table-cell>
          <table:table-cell office:value-type="float" office:value="9454.323" calcext:value-type="float">
            <text:p>9454.323</text:p>
          </table:table-cell>
          <table:table-cell table:number-columns-repeated="1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*1000" office:value-type="float" office:value="841017" calcext:value-type="float">
            <text:p>841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1.017" calcext:value-type="float">
            <text:p>841.017</text:p>
          </table:table-cell>
          <table:table-cell office:value-type="float" office:value="0.1" calcext:value-type="float">
            <text:p>0.1</text:p>
          </table:table-cell>
          <table:table-cell office:value-type="float" office:value="73.32" calcext:value-type="float">
            <text:p>73.32</text:p>
          </table:table-cell>
          <table:table-cell office:value-type="float" office:value="3764.592" calcext:value-type="float">
            <text:p>3764.592</text:p>
          </table:table-cell>
          <table:table-cell table:number-columns-repeated="1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0]*1000" office:value-type="float" office:value="436021" calcext:value-type="float">
            <text:p>436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6.021" calcext:value-type="float">
            <text:p>436.021</text:p>
          </table:table-cell>
          <table:table-cell office:value-type="float" office:value="0.14" calcext:value-type="float">
            <text:p>0.14</text:p>
          </table:table-cell>
          <table:table-cell office:value-type="float" office:value="46.988" calcext:value-type="float">
            <text:p>46.988</text:p>
          </table:table-cell>
          <table:table-cell office:value-type="float" office:value="2175.087" calcext:value-type="float">
            <text:p>2175.087</text:p>
          </table:table-cell>
          <table:table-cell table:number-columns-repeated="1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1]*1000" office:value-type="float" office:value="219548" calcext:value-type="float">
            <text:p>219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9.548" calcext:value-type="float">
            <text:p>219.548</text:p>
          </table:table-cell>
          <table:table-cell office:value-type="float" office:value="0.14" calcext:value-type="float">
            <text:p>0.14</text:p>
          </table:table-cell>
          <table:table-cell office:value-type="float" office:value="22.073" calcext:value-type="float">
            <text:p>22.073</text:p>
          </table:table-cell>
          <table:table-cell office:value-type="float" office:value="1003.162" calcext:value-type="float">
            <text:p>1003.162</text:p>
          </table:table-cell>
          <table:table-cell table:number-columns-repeated="1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2]*1000" office:value-type="float" office:value="227447" calcext:value-type="float">
            <text:p>227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.447" calcext:value-type="float">
            <text:p>227.447</text:p>
          </table:table-cell>
          <table:table-cell office:value-type="float" office:value="0.14" calcext:value-type="float">
            <text:p>0.14</text:p>
          </table:table-cell>
          <table:table-cell office:value-type="float" office:value="28.23" calcext:value-type="float">
            <text:p>28.23</text:p>
          </table:table-cell>
          <table:table-cell office:value-type="float" office:value="1039.779" calcext:value-type="float">
            <text:p>1039.779</text:p>
          </table:table-cell>
          <table:table-cell table:number-columns-repeated="1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3]*1000" office:value-type="float" office:value="280401" calcext:value-type="float">
            <text:p>280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0.401" calcext:value-type="float">
            <text:p>280.401</text:p>
          </table:table-cell>
          <table:table-cell office:value-type="float" office:value="0.14" calcext:value-type="float">
            <text:p>0.14</text:p>
          </table:table-cell>
          <table:table-cell office:value-type="float" office:value="21.678" calcext:value-type="float">
            <text:p>21.678</text:p>
          </table:table-cell>
          <table:table-cell office:value-type="float" office:value="1236.462" calcext:value-type="float">
            <text:p>1236.462</text:p>
          </table:table-cell>
          <table:table-cell table:number-columns-repeated="1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4]*1000" office:value-type="float" office:value="247641" calcext:value-type="float">
            <text:p>247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.641" calcext:value-type="float">
            <text:p>247.641</text:p>
          </table:table-cell>
          <table:table-cell office:value-type="float" office:value="0.14" calcext:value-type="float">
            <text:p>0.14</text:p>
          </table:table-cell>
          <table:table-cell office:value-type="float" office:value="30.803" calcext:value-type="float">
            <text:p>30.803</text:p>
          </table:table-cell>
          <table:table-cell office:value-type="float" office:value="1166.258" calcext:value-type="float">
            <text:p>1166.258</text:p>
          </table:table-cell>
          <table:table-cell table:number-columns-repeated="1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5]*1000" office:value-type="float" office:value="391405" calcext:value-type="float">
            <text:p>391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1.405" calcext:value-type="float">
            <text:p>391.405</text:p>
          </table:table-cell>
          <table:table-cell office:value-type="float" office:value="0.14" calcext:value-type="float">
            <text:p>0.14</text:p>
          </table:table-cell>
          <table:table-cell office:value-type="float" office:value="26.264" calcext:value-type="float">
            <text:p>26.264</text:p>
          </table:table-cell>
          <table:table-cell office:value-type="float" office:value="1725.349" calcext:value-type="float">
            <text:p>1725.349</text:p>
          </table:table-cell>
          <table:table-cell table:number-columns-repeated="1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6]*1000" office:value-type="float" office:value="726519" calcext:value-type="float">
            <text:p>726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6.519" calcext:value-type="float">
            <text:p>726.519</text:p>
          </table:table-cell>
          <table:table-cell office:value-type="float" office:value="0.18" calcext:value-type="float">
            <text:p>0.18</text:p>
          </table:table-cell>
          <table:table-cell office:value-type="float" office:value="37.104" calcext:value-type="float">
            <text:p>37.104</text:p>
          </table:table-cell>
          <table:table-cell office:value-type="float" office:value="3372.066" calcext:value-type="float">
            <text:p>3372.066</text:p>
          </table:table-cell>
          <table:table-cell table:number-columns-repeated="1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7]*1000" office:value-type="float" office:value="545222" calcext:value-type="float">
            <text:p>545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.222" calcext:value-type="float">
            <text:p>545.222</text:p>
          </table:table-cell>
          <table:table-cell office:value-type="float" office:value="0.14" calcext:value-type="float">
            <text:p>0.14</text:p>
          </table:table-cell>
          <table:table-cell office:value-type="float" office:value="56.63" calcext:value-type="float">
            <text:p>56.63</text:p>
          </table:table-cell>
          <table:table-cell office:value-type="float" office:value="2475.916" calcext:value-type="float">
            <text:p>2475.916</text:p>
          </table:table-cell>
          <table:table-cell table:number-columns-repeated="1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8]*1000" office:value-type="float" office:value="630353" calcext:value-type="float">
            <text:p>630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0.353" calcext:value-type="float">
            <text:p>630.353</text:p>
          </table:table-cell>
          <table:table-cell office:value-type="float" office:value="0.18" calcext:value-type="float">
            <text:p>0.18</text:p>
          </table:table-cell>
          <table:table-cell office:value-type="float" office:value="58.647" calcext:value-type="float">
            <text:p>58.647</text:p>
          </table:table-cell>
          <table:table-cell office:value-type="float" office:value="3003.089" calcext:value-type="float">
            <text:p>3003.089</text:p>
          </table:table-cell>
          <table:table-cell table:number-columns-repeated="1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9]*1000" office:value-type="float" office:value="827015" calcext:value-type="float">
            <text:p>827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015" calcext:value-type="float">
            <text:p>827.015</text:p>
          </table:table-cell>
          <table:table-cell office:value-type="float" office:value="0.18" calcext:value-type="float">
            <text:p>0.18</text:p>
          </table:table-cell>
          <table:table-cell office:value-type="float" office:value="60.86" calcext:value-type="float">
            <text:p>60.86</text:p>
          </table:table-cell>
          <table:table-cell office:value-type="float" office:value="3764.262" calcext:value-type="float">
            <text:p>3764.262</text:p>
          </table:table-cell>
          <table:table-cell table:number-columns-repeated="1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0]*1000" office:value-type="float" office:value="666905" calcext:value-type="float">
            <text:p>666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6.905" calcext:value-type="float">
            <text:p>666.905</text:p>
          </table:table-cell>
          <table:table-cell office:value-type="float" office:value="0.18" calcext:value-type="float">
            <text:p>0.18</text:p>
          </table:table-cell>
          <table:table-cell office:value-type="float" office:value="48.56" calcext:value-type="float">
            <text:p>48.56</text:p>
          </table:table-cell>
          <table:table-cell office:value-type="float" office:value="3166.093" calcext:value-type="float">
            <text:p>3166.093</text:p>
          </table:table-cell>
          <table:table-cell table:number-columns-repeated="1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*1000" office:value-type="float" office:value="660665" calcext:value-type="float">
            <text:p>660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0.665" calcext:value-type="float">
            <text:p>660.665</text:p>
          </table:table-cell>
          <table:table-cell office:value-type="float" office:value="0.18" calcext:value-type="float">
            <text:p>0.18</text:p>
          </table:table-cell>
          <table:table-cell office:value-type="float" office:value="91.085" calcext:value-type="float">
            <text:p>91.085</text:p>
          </table:table-cell>
          <table:table-cell office:value-type="float" office:value="3078.959" calcext:value-type="float">
            <text:p>3078.959</text:p>
          </table:table-cell>
          <table:table-cell table:number-columns-repeated="1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*1000" office:value-type="float" office:value="939822" calcext:value-type="float">
            <text:p>939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9.822" calcext:value-type="float">
            <text:p>939.822</text:p>
          </table:table-cell>
          <table:table-cell office:value-type="float" office:value="0.18" calcext:value-type="float">
            <text:p>0.18</text:p>
          </table:table-cell>
          <table:table-cell office:value-type="float" office:value="81.117" calcext:value-type="float">
            <text:p>81.117</text:p>
          </table:table-cell>
          <table:table-cell office:value-type="float" office:value="4649.66" calcext:value-type="float">
            <text:p>4649.66</text:p>
          </table:table-cell>
          <table:table-cell table:number-columns-repeated="1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3]*1000" office:value-type="float" office:value="635370" calcext:value-type="float">
            <text:p>63537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5.37" calcext:value-type="float">
            <text:p>635.37</text:p>
          </table:table-cell>
          <table:table-cell office:value-type="float" office:value="0.18" calcext:value-type="float">
            <text:p>0.18</text:p>
          </table:table-cell>
          <table:table-cell office:value-type="float" office:value="91.826" calcext:value-type="float">
            <text:p>91.826</text:p>
          </table:table-cell>
          <table:table-cell office:value-type="float" office:value="2968.573" calcext:value-type="float">
            <text:p>2968.573</text:p>
          </table:table-cell>
          <table:table-cell table:number-columns-repeated="1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*1000" office:value-type="float" office:value="103376" calcext:value-type="float">
            <text:p>103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.376" calcext:value-type="float">
            <text:p>103.376</text:p>
          </table:table-cell>
          <table:table-cell office:value-type="float" office:value="0.44" calcext:value-type="float">
            <text:p>0.44</text:p>
          </table:table-cell>
          <table:table-cell office:value-type="float" office:value="10.697" calcext:value-type="float">
            <text:p>10.697</text:p>
          </table:table-cell>
          <table:table-cell office:value-type="float" office:value="460.859" calcext:value-type="float">
            <text:p>460.859</text:p>
          </table:table-cell>
          <table:table-cell table:number-columns-repeated="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*1000" office:value-type="float" office:value="298669" calcext:value-type="float">
            <text:p>298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8.669" calcext:value-type="float">
            <text:p>298.669</text:p>
          </table:table-cell>
          <table:table-cell office:value-type="float" office:value="0.44" calcext:value-type="float">
            <text:p>0.44</text:p>
          </table:table-cell>
          <table:table-cell office:value-type="float" office:value="29.346" calcext:value-type="float">
            <text:p>29.346</text:p>
          </table:table-cell>
          <table:table-cell office:value-type="float" office:value="1263.982" calcext:value-type="float">
            <text:p>1263.982</text:p>
          </table:table-cell>
          <table:table-cell table:number-columns-repeated="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6]*1000" office:value-type="float" office:value="437862" calcext:value-type="float">
            <text:p>437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7.862" calcext:value-type="float">
            <text:p>437.862</text:p>
          </table:table-cell>
          <table:table-cell office:value-type="float" office:value="0.44" calcext:value-type="float">
            <text:p>0.44</text:p>
          </table:table-cell>
          <table:table-cell office:value-type="float" office:value="48.554" calcext:value-type="float">
            <text:p>48.554</text:p>
          </table:table-cell>
          <table:table-cell office:value-type="float" office:value="1881.322" calcext:value-type="float">
            <text:p>1881.322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7]*1000" office:value-type="float" office:value="379386" calcext:value-type="float">
            <text:p>379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9.386" calcext:value-type="float">
            <text:p>379.386</text:p>
          </table:table-cell>
          <table:table-cell office:value-type="float" office:value="0.44" calcext:value-type="float">
            <text:p>0.44</text:p>
          </table:table-cell>
          <table:table-cell office:value-type="float" office:value="37.065" calcext:value-type="float">
            <text:p>37.065</text:p>
          </table:table-cell>
          <table:table-cell office:value-type="float" office:value="1616.054" calcext:value-type="float">
            <text:p>1616.054</text:p>
          </table:table-cell>
          <table:table-cell table:number-columns-repeated="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8]*1000" office:value-type="float" office:value="69109" calcext:value-type="float">
            <text:p>69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.109" calcext:value-type="float">
            <text:p>69.109</text:p>
          </table:table-cell>
          <table:table-cell office:value-type="float" office:value="0.44" calcext:value-type="float">
            <text:p>0.44</text:p>
          </table:table-cell>
          <table:table-cell office:value-type="float" office:value="10.133" calcext:value-type="float">
            <text:p>10.133</text:p>
          </table:table-cell>
          <table:table-cell office:value-type="float" office:value="308.582" calcext:value-type="float">
            <text:p>308.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2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.979" calcext:value-type="float">
            <text:p>254.97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62.132" calcext:value-type="float">
            <text:p>562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total estimated bycatch weight (1000 lb and legal discard rate</text:p>
          </table:table-cell>
          <table:table-cell table:number-columns-repeated="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.448" calcext:value-type="float">
            <text:p>531.44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71.643" calcext:value-type="float">
            <text:p>1171.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<text:s text:c="2"/>220.618 625.128 <text:s/>1372.679 1214.133 1553.879 416.376 607.233 1434.490 <text:s/>930.800 <text:s/>121.474 <text:s/>311.330 <text:s/>465.115 <text:s/>430.859 <text:s text:c="6"/>#number in 1000s.</text:p>
          </table:table-cell>
          <table:table-cell table:number-columns-repeated="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0.387" calcext:value-type="float">
            <text:p>1050.387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315.707" calcext:value-type="float">
            <text:p>2315.707</text:p>
          </table:table-cell>
          <table:table-cell office:value-type="float" office:value="0" calcext:value-type="float">
            <text:p>0</text:p>
          </table:table-cell>
          <table:table-cell office:value-type="float" office:value="562.132" calcext:value-type="float">
            <text:p>562.132</text:p>
          </table:table-cell>
          <table:table-cell office:value-type="float" office:value="1171.643" calcext:value-type="float">
            <text:p>1171.643</text:p>
          </table:table-cell>
          <table:table-cell office:value-type="float" office:value="2315.707" calcext:value-type="float">
            <text:p>2315.707</text:p>
          </table:table-cell>
          <table:table-cell office:value-type="float" office:value="2097.616" calcext:value-type="float">
            <text:p>2097.616</text:p>
          </table:table-cell>
          <table:table-cell office:value-type="float" office:value="2669.279" calcext:value-type="float">
            <text:p>2669.279</text:p>
          </table:table-cell>
          <table:table-cell office:value-type="float" office:value="800.525" calcext:value-type="float">
            <text:p>800.525</text:p>
          </table:table-cell>
          <table:table-cell office:value-type="float" office:value="1165.197" calcext:value-type="float">
            <text:p>1165.197</text:p>
          </table:table-cell>
          <table:table-cell office:value-type="float" office:value="3048.608" calcext:value-type="float">
            <text:p>3048.608</text:p>
          </table:table-cell>
          <table:table-cell office:value-type="float" office:value="1722.038" calcext:value-type="float">
            <text:p>1722.038</text:p>
          </table:table-cell>
          <table:table-cell office:value-type="float" office:value="271.987" calcext:value-type="float">
            <text:p>271.987</text:p>
          </table:table-cell>
          <table:table-cell office:value-type="float" office:value="671.652" calcext:value-type="float">
            <text:p>671.652</text:p>
          </table:table-cell>
          <table:table-cell office:value-type="float" office:value="1061.211" calcext:value-type="float">
            <text:p>1061.211</text:p>
          </table:table-cell>
          <table:table-cell office:value-type="float" office:value="964.161" calcext:value-type="float">
            <text:p>964.161</text:p>
          </table:table-cell>
          <table:table-cell office:value-type="float" office:value="100.275" calcext:value-type="float">
            <text:p>100.27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1.463" calcext:value-type="float">
            <text:p>951.46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097.616" calcext:value-type="float">
            <text:p>2097.6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0.765" calcext:value-type="float">
            <text:p>1210.76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669.279" calcext:value-type="float">
            <text:p>2669.27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.112" calcext:value-type="float">
            <text:p>363.11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00.525" calcext:value-type="float">
            <text:p>800.52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8.524" calcext:value-type="float">
            <text:p>528.52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65.197" calcext:value-type="float">
            <text:p>1165.19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2.825" calcext:value-type="float">
            <text:p>1382.82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048.608" calcext:value-type="float">
            <text:p>3048.60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.103" calcext:value-type="float">
            <text:p>781.10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722.038" calcext:value-type="float">
            <text:p>1722.03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.371" calcext:value-type="float">
            <text:p>123.37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71.987" calcext:value-type="float">
            <text:p>271.987</text:p>
          </table:table-cell>
          <table:table-cell office:value-type="float" office:value="0.034" calcext:value-type="float">
            <text:p>0.034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.656" calcext:value-type="float">
            <text:p>304.65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71.652" calcext:value-type="float">
            <text:p>671.652</text:p>
          </table:table-cell>
          <table:table-cell office:value-type="float" office:value="0.018" calcext:value-type="float">
            <text:p>0.018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.357" calcext:value-type="float">
            <text:p>481.35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61.211" calcext:value-type="float">
            <text:p>1061.211</text:p>
          </table:table-cell>
          <table:table-cell office:value-type="float" office:value="0.017" calcext:value-type="float">
            <text:p>0.017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.336" calcext:value-type="float">
            <text:p>437.33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964.161" calcext:value-type="float">
            <text:p>964.161</text:p>
          </table:table-cell>
          <table:table-cell office:value-type="float" office:value="0.004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484" calcext:value-type="float">
            <text:p>45.48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00.275" calcext:value-type="float">
            <text:p>100.275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5]*1000*[Conversions.$B$2]" office:value-type="float" office:value="3.5380176" calcext:value-type="float">
            <text:p>3.53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# Trawl and fixed-gear MALE bycatch (not bycatch mort) biomasses (1000 lb)</text:p>
          </table:table-cell>
          <table:table-cell table:number-columns-repeated="1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6]*1000*[Conversions.$B$2]" office:value-type="float" office:value="1.9958048" calcext:value-type="float">
            <text:p>1.99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(estimated as 0.5* sum of reported weights for areas 521 and 524 before</text:p>
          </table:table-cell>
          <table:table-cell table:number-columns-repeated="1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7]*1000*[Conversions.$B$2]" office:value-type="float" office:value="1.5422128" calcext:value-type="float">
            <text:p>1.54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2009 and as 0.5*sum of reported weights for SMBKC stat areas using AKRO data</text:p>
          </table:table-cell>
          <table:table-cell table:number-columns-repeated="1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8]*1000*[Conversions.$B$2]" office:value-type="float" office:value="0.3175144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# from 2009 on)</text:p>
          </table:table-cell>
          <table:table-cell table:number-columns-repeated="1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49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0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1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2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3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4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5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6]*1000*[Conversions.$B$2]" office:value-type="float" office:value="0.7257472" calcext:value-type="float">
            <text:p>0.72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7]*1000*[Conversions.$B$2]" office:value-type="float" office:value="0.9979024" calcext:value-type="float">
            <text:p>0.99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number-columns-repeated="1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8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59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0]*1000*[Conversions.$B$2]" office:value-type="float" office:value="2.8122704" calcext:value-type="float">
            <text:p>2.81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1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53.7" calcext:value-type="float">
            <text:p>153.7</text:p>
          </table:table-cell>
          <table:table-cell table:number-columns-repeated="1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2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.6" calcext:value-type="float">
            <text:p>14.6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3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6.6" calcext:value-type="float">
            <text:p>16.6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4]*1000*[Conversions.$B$2]" office:value-type="float" office:value="0.3628736" calcext:value-type="float">
            <text:p>0.363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1.1" calcext:value-type="float">
            <text:p>21.1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5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6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7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$M68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5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6]*1000*[Conversions.$B$2]" office:value-type="float" office:value="2.26796" calcext:value-type="float">
            <text:p>2.26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7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8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49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0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1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2]*1000*[Conversions.$B$2]" office:value-type="float" office:value="0.907184" calcext:value-type="float">
            <text:p>0.90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3]*1000*[Conversions.$B$2]" office:value-type="float" office:value="1.360776" calcext:value-type="float">
            <text:p>1.36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4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5]*1000*[Conversions.$B$2]" office:value-type="float" office:value="0.8618248" calcext:value-type="float">
            <text:p>0.86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6]*1000*[Conversions.$B$2]" office:value-type="float" office:value="0.4082328" calcext:value-type="float">
            <text:p>0.40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7]*1000*[Conversions.$B$2]" office:value-type="float" office:value="1.13398" calcext:value-type="float">
            <text:p>1.134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8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59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0]*1000*[Conversions.$B$2]" office:value-type="float" office:value="1.4514944" calcext:value-type="float">
            <text:p>1.45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1]*1000*[Conversions.$B$2]" office:value-type="float" office:value="69.7170904" calcext:value-type="float">
            <text:p>69.71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2]*1000*[Conversions.$B$2]" office:value-type="float" office:value="6.6224432" calcext:value-type="float">
            <text:p>6.62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3]*1000*[Conversions.$B$2]" office:value-type="float" office:value="7.5296272" calcext:value-type="float">
            <text:p>7.53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4]*1000*[Conversions.$B$2]" office:value-type="float" office:value="9.5707912" calcext:value-type="float">
            <text:p>9.57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5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6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7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$N68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Pound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 mortality</text:p>
          </table:table-cell>
          <table:table-cell table:number-columns-repeated="1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3]" office:value-type="float" office:value="436.126" calcext:value-type="float">
            <text:p>436.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4]" office:value-type="float" office:value="52.966" calcext:value-type="float">
            <text:p>52.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5]" office:value-type="float" office:value="33.162" calcext:value-type="float">
            <text:p>33.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6]" office:value-type="float" office:value="1045.619" calcext:value-type="float">
            <text:p>1045.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" office:value-type="float" office:value="1935.886" calcext:value-type="float">
            <text:p>1935.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8]" office:value-type="float" office:value="1931.99" calcext:value-type="float">
            <text:p>1931.9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9]" office:value-type="float" office:value="841.017" calcext:value-type="float">
            <text:p>841.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0]" office:value-type="float" office:value="436.021" calcext:value-type="float">
            <text:p>436.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1]" office:value-type="float" office:value="219.548" calcext:value-type="float">
            <text:p>219.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2]" office:value-type="float" office:value="227.447" calcext:value-type="float">
            <text:p>227.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3]" office:value-type="float" office:value="280.401" calcext:value-type="float">
            <text:p>280.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4]" office:value-type="float" office:value="247.641" calcext:value-type="float">
            <text:p>247.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5]" office:value-type="float" office:value="391.405" calcext:value-type="float">
            <text:p>391.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6]" office:value-type="float" office:value="726.519" calcext:value-type="float">
            <text:p>726.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7]" office:value-type="float" office:value="545.222" calcext:value-type="float">
            <text:p>545.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8]" office:value-type="float" office:value="630.353" calcext:value-type="float">
            <text:p>630.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9]" office:value-type="float" office:value="827.015" calcext:value-type="float">
            <text:p>827.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0]" office:value-type="float" office:value="666.905" calcext:value-type="float">
            <text:p>666.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" office:value-type="float" office:value="660.665" calcext:value-type="float">
            <text:p>660.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2]" office:value-type="float" office:value="939.822" calcext:value-type="float">
            <text:p>939.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3]" office:value-type="float" office:value="635.37" calcext:value-type="float">
            <text:p>635.3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" office:value-type="float" office:value="103.376" calcext:value-type="float">
            <text:p>103.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5]" office:value-type="float" office:value="298.669" calcext:value-type="float">
            <text:p>298.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6]" office:value-type="float" office:value="437.862" calcext:value-type="float">
            <text:p>437.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7]" office:value-type="float" office:value="379.386" calcext:value-type="float">
            <text:p>379.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8]" office:value-type="float" office:value="69.109" calcext:value-type="float">
            <text:p>69.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2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4.979" calcext:value-type="float">
            <text:p>254.97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.448" calcext:value-type="float">
            <text:p>531.44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0.387" calcext:value-type="float">
            <text:p>1050.387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1.463" calcext:value-type="float">
            <text:p>951.46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10.765" calcext:value-type="float">
            <text:p>1210.76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.112" calcext:value-type="float">
            <text:p>363.11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8.524" calcext:value-type="float">
            <text:p>528.52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2.825" calcext:value-type="float">
            <text:p>1382.82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1.103" calcext:value-type="float">
            <text:p>781.10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.371" calcext:value-type="float">
            <text:p>123.37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.656" calcext:value-type="float">
            <text:p>304.65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1.357" calcext:value-type="float">
            <text:p>481.35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7.336" calcext:value-type="float">
            <text:p>437.33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484" calcext:value-type="float">
            <text:p>45.48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5]" office:value-type="float" office:value="7.8" calcext:value-type="float">
            <text:p>7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6]" office:value-type="float" office:value="4.4" calcext:value-type="float">
            <text:p>4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7]" office:value-type="float" office:value="3.4" calcext:value-type="float">
            <text:p>3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8]" office:value-type="float" office:value="0.7" calcext:value-type="float">
            <text:p>0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49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0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1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3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4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5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6]" office:value-type="float" office:value="1.6" calcext:value-type="float">
            <text:p>1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7]" office:value-type="float" office:value="2.2" calcext:value-type="float">
            <text:p>2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8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59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0]" office:value-type="float" office:value="6.2" calcext:value-type="float">
            <text:p>6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1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2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3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4]" office:value-type="float" office:value="0.8" calcext:value-type="float">
            <text:p>0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5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6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7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[.M68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2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5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6]" office:value-type="float" office:value="5" calcext:value-type="float">
            <text:p>5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7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8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49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0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1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2]" office:value-type="float" office:value="2" calcext:value-type="float">
            <text:p>2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3]" office:value-type="float" office:value="3" calcext:value-type="float">
            <text:p>3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4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5]" office:value-type="float" office:value="1.9" calcext:value-type="float">
            <text:p>1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6]" office:value-type="float" office:value="0.9" calcext:value-type="float">
            <text:p>0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7]" office:value-type="float" office:value="2.5" calcext:value-type="float">
            <text:p>2.5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8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59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0]" office:value-type="float" office:value="3.2" calcext:value-type="float">
            <text:p>3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1]" office:value-type="float" office:value="153.7" calcext:value-type="float">
            <text:p>153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2]" office:value-type="float" office:value="14.6" calcext:value-type="float">
            <text:p>14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3]" office:value-type="float" office:value="16.6" calcext:value-type="float">
            <text:p>16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4]" office:value-type="float" office:value="21.1" calcext:value-type="float">
            <text:p>21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5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6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7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table:formula="of:=[.N68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7"/>
        </table:table-row>
        <table:table-row table:style-name="ro1" table:number-rows-repeated="104838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onversion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ic ton</text:p>
          </table:table-cell>
          <table:table-cell office:value-type="float" office:value="0.000453592" calcext:value-type="float">
            <text:p>0.000453592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ight" table:style-name="ta1">
        <table:table-column table:style-name="co1" table:number-columns-repeated="4" table:default-cell-style-name="Default"/>
        <table:table-column table:style-name="co1" table:number-columns-repeated="3" table:default-cell-style-name="ce3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_ret_wts</text:p>
          </table:table-cell>
          <table:table-cell table:style-name="Default" office:value-type="string" calcext:value-type="string">
            <text:p>and in tonnes</text:p>
          </table:table-cell>
          <table:table-cell table:style-name="Default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05" calcext:value-type="float">
            <text:p>4.25605</text:p>
          </table:table-cell>
          <table:table-cell table:formula="of:=[.B3]*[Conversions.$B$2]" office:value-type="float" office:value="0.0007484268" calcext:value-type="float">
            <text:p>0.000748427</text:p>
          </table:table-cell>
          <table:table-cell table:formula="of:=[.C3]*[Conversions.$B$2]" office:value-type="float" office:value="0.00116573144" calcext:value-type="float">
            <text:p>0.001165731</text:p>
          </table:table-cell>
          <table:table-cell table:formula="of:=[.D3]*[Conversions.$B$2]" office:value-type="float" office:value="0.0019305102316" calcext:value-type="float">
            <text:p>0.0019305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72336" calcext:value-type="float">
            <text:p>3.72336</text:p>
          </table:table-cell>
          <table:table-cell table:formula="of:=[.B4]*[Conversions.$B$2]" office:value-type="float" office:value="0.0007484268" calcext:value-type="float">
            <text:p>0.000748427</text:p>
          </table:table-cell>
          <table:table-cell table:formula="of:=[.C4]*[Conversions.$B$2]" office:value-type="float" office:value="0.00116573144" calcext:value-type="float">
            <text:p>0.001165731</text:p>
          </table:table-cell>
          <table:table-cell table:formula="of:=[.D4]*[Conversions.$B$2]" office:value-type="float" office:value="0.00168888630912" calcext:value-type="float">
            <text:p>0.00168888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3783" calcext:value-type="float">
            <text:p>4.23783</text:p>
          </table:table-cell>
          <table:table-cell table:formula="of:=[.B5]*[Conversions.$B$2]" office:value-type="float" office:value="0.0007484268" calcext:value-type="float">
            <text:p>0.000748427</text:p>
          </table:table-cell>
          <table:table-cell table:formula="of:=[.C5]*[Conversions.$B$2]" office:value-type="float" office:value="0.00116573144" calcext:value-type="float">
            <text:p>0.001165731</text:p>
          </table:table-cell>
          <table:table-cell table:formula="of:=[.D5]*[Conversions.$B$2]" office:value-type="float" office:value="0.00192224578536" calcext:value-type="float">
            <text:p>0.00192224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4019" calcext:value-type="float">
            <text:p>4.14019</text:p>
          </table:table-cell>
          <table:table-cell table:formula="of:=[.B6]*[Conversions.$B$2]" office:value-type="float" office:value="0.0007484268" calcext:value-type="float">
            <text:p>0.000748427</text:p>
          </table:table-cell>
          <table:table-cell table:formula="of:=[.C6]*[Conversions.$B$2]" office:value-type="float" office:value="0.00116573144" calcext:value-type="float">
            <text:p>0.001165731</text:p>
          </table:table-cell>
          <table:table-cell table:formula="of:=[.D6]*[Conversions.$B$2]" office:value-type="float" office:value="0.00187795706248" calcext:value-type="float">
            <text:p>0.0018779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396" calcext:value-type="float">
            <text:p>4.27396</text:p>
          </table:table-cell>
          <table:table-cell table:formula="of:=[.B7]*[Conversions.$B$2]" office:value-type="float" office:value="0.0007484268" calcext:value-type="float">
            <text:p>0.000748427</text:p>
          </table:table-cell>
          <table:table-cell table:formula="of:=[.C7]*[Conversions.$B$2]" office:value-type="float" office:value="0.00116573144" calcext:value-type="float">
            <text:p>0.001165731</text:p>
          </table:table-cell>
          <table:table-cell table:formula="of:=[.D7]*[Conversions.$B$2]" office:value-type="float" office:value="0.00193863406432" calcext:value-type="float">
            <text:p>0.00193863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57771" calcext:value-type="float">
            <text:p>4.57771</text:p>
          </table:table-cell>
          <table:table-cell table:formula="of:=[.B8]*[Conversions.$B$2]" office:value-type="float" office:value="0.0007484268" calcext:value-type="float">
            <text:p>0.000748427</text:p>
          </table:table-cell>
          <table:table-cell table:formula="of:=[.C8]*[Conversions.$B$2]" office:value-type="float" office:value="0.00116573144" calcext:value-type="float">
            <text:p>0.001165731</text:p>
          </table:table-cell>
          <table:table-cell table:formula="of:=[.D8]*[Conversions.$B$2]" office:value-type="float" office:value="0.00207641263432" calcext:value-type="float">
            <text:p>0.00207641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8731" calcext:value-type="float">
            <text:p>4.18731</text:p>
          </table:table-cell>
          <table:table-cell table:formula="of:=[.B9]*[Conversions.$B$2]" office:value-type="float" office:value="0.0007484268" calcext:value-type="float">
            <text:p>0.000748427</text:p>
          </table:table-cell>
          <table:table-cell table:formula="of:=[.C9]*[Conversions.$B$2]" office:value-type="float" office:value="0.00116573144" calcext:value-type="float">
            <text:p>0.001165731</text:p>
          </table:table-cell>
          <table:table-cell table:formula="of:=[.D9]*[Conversions.$B$2]" office:value-type="float" office:value="0.00189933031752" calcext:value-type="float">
            <text:p>0.0018993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665" calcext:value-type="float">
            <text:p>4.6665</text:p>
          </table:table-cell>
          <table:table-cell table:formula="of:=[.B10]*[Conversions.$B$2]" office:value-type="float" office:value="0.0007484268" calcext:value-type="float">
            <text:p>0.000748427</text:p>
          </table:table-cell>
          <table:table-cell table:formula="of:=[.C10]*[Conversions.$B$2]" office:value-type="float" office:value="0.00116573144" calcext:value-type="float">
            <text:p>0.001165731</text:p>
          </table:table-cell>
          <table:table-cell table:formula="of:=[.D10]*[Conversions.$B$2]" office:value-type="float" office:value="0.002116687068" calcext:value-type="float">
            <text:p>0.00211668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429" calcext:value-type="float">
            <text:p>4.27429</text:p>
          </table:table-cell>
          <table:table-cell table:formula="of:=[.B11]*[Conversions.$B$2]" office:value-type="float" office:value="0.0007484268" calcext:value-type="float">
            <text:p>0.000748427</text:p>
          </table:table-cell>
          <table:table-cell table:formula="of:=[.C11]*[Conversions.$B$2]" office:value-type="float" office:value="0.00116573144" calcext:value-type="float">
            <text:p>0.001165731</text:p>
          </table:table-cell>
          <table:table-cell table:formula="of:=[.D11]*[Conversions.$B$2]" office:value-type="float" office:value="0.00193878374968" calcext:value-type="float">
            <text:p>0.00193878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645" calcext:value-type="float">
            <text:p>4.27645</text:p>
          </table:table-cell>
          <table:table-cell table:formula="of:=[.B12]*[Conversions.$B$2]" office:value-type="float" office:value="0.0007484268" calcext:value-type="float">
            <text:p>0.000748427</text:p>
          </table:table-cell>
          <table:table-cell table:formula="of:=[.C12]*[Conversions.$B$2]" office:value-type="float" office:value="0.00116573144" calcext:value-type="float">
            <text:p>0.001165731</text:p>
          </table:table-cell>
          <table:table-cell table:formula="of:=[.D12]*[Conversions.$B$2]" office:value-type="float" office:value="0.0019397635084" calcext:value-type="float">
            <text:p>0.00193976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5" calcext:value-type="float">
            <text:p>4.125</text:p>
          </table:table-cell>
          <table:table-cell table:formula="of:=[.B13]*[Conversions.$B$2]" office:value-type="float" office:value="0.0007484268" calcext:value-type="float">
            <text:p>0.000748427</text:p>
          </table:table-cell>
          <table:table-cell table:formula="of:=[.C13]*[Conversions.$B$2]" office:value-type="float" office:value="0.00116573144" calcext:value-type="float">
            <text:p>0.001165731</text:p>
          </table:table-cell>
          <table:table-cell table:formula="of:=[.D13]*[Conversions.$B$2]" office:value-type="float" office:value="0.001871067" calcext:value-type="float">
            <text:p>0.0018710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0549" calcext:value-type="float">
            <text:p>4.40549</text:p>
          </table:table-cell>
          <table:table-cell table:formula="of:=[.B14]*[Conversions.$B$2]" office:value-type="float" office:value="0.0007484268" calcext:value-type="float">
            <text:p>0.000748427</text:p>
          </table:table-cell>
          <table:table-cell table:formula="of:=[.C14]*[Conversions.$B$2]" office:value-type="float" office:value="0.00116573144" calcext:value-type="float">
            <text:p>0.001165731</text:p>
          </table:table-cell>
          <table:table-cell table:formula="of:=[.D14]*[Conversions.$B$2]" office:value-type="float" office:value="0.00199829502008" calcext:value-type="float">
            <text:p>0.0019982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357" calcext:value-type="float">
            <text:p>4.12357</text:p>
          </table:table-cell>
          <table:table-cell table:formula="of:=[.B15]*[Conversions.$B$2]" office:value-type="float" office:value="0.0007484268" calcext:value-type="float">
            <text:p>0.000748427</text:p>
          </table:table-cell>
          <table:table-cell table:formula="of:=[.C15]*[Conversions.$B$2]" office:value-type="float" office:value="0.00116573144" calcext:value-type="float">
            <text:p>0.001165731</text:p>
          </table:table-cell>
          <table:table-cell table:formula="of:=[.D15]*[Conversions.$B$2]" office:value-type="float" office:value="0.00187041836344" calcext:value-type="float">
            <text:p>0.001870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4182" calcext:value-type="float">
            <text:p>4.34182</text:p>
          </table:table-cell>
          <table:table-cell table:formula="of:=[.B16]*[Conversions.$B$2]" office:value-type="float" office:value="0.0007484268" calcext:value-type="float">
            <text:p>0.000748427</text:p>
          </table:table-cell>
          <table:table-cell table:formula="of:=[.C16]*[Conversions.$B$2]" office:value-type="float" office:value="0.00116573144" calcext:value-type="float">
            <text:p>0.001165731</text:p>
          </table:table-cell>
          <table:table-cell table:formula="of:=[.D16]*[Conversions.$B$2]" office:value-type="float" office:value="0.00196941481744" calcext:value-type="float">
            <text:p>0.00196941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48" calcext:value-type="float">
            <text:p>4.248</text:p>
          </table:table-cell>
          <table:table-cell table:formula="of:=[.B17]*[Conversions.$B$2]" office:value-type="float" office:value="0.0007484268" calcext:value-type="float">
            <text:p>0.000748427</text:p>
          </table:table-cell>
          <table:table-cell table:formula="of:=[.C17]*[Conversions.$B$2]" office:value-type="float" office:value="0.00116573144" calcext:value-type="float">
            <text:p>0.001165731</text:p>
          </table:table-cell>
          <table:table-cell table:formula="of:=[.D17]*[Conversions.$B$2]" office:value-type="float" office:value="0.001926858816" calcext:value-type="float">
            <text:p>0.00192685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5663" calcext:value-type="float">
            <text:p>4.45663</text:p>
          </table:table-cell>
          <table:table-cell table:formula="of:=[.B18]*[Conversions.$B$2]" office:value-type="float" office:value="0.0007484268" calcext:value-type="float">
            <text:p>0.000748427</text:p>
          </table:table-cell>
          <table:table-cell table:formula="of:=[.C18]*[Conversions.$B$2]" office:value-type="float" office:value="0.00116573144" calcext:value-type="float">
            <text:p>0.001165731</text:p>
          </table:table-cell>
          <table:table-cell table:formula="of:=[.D18]*[Conversions.$B$2]" office:value-type="float" office:value="0.00202149171496" calcext:value-type="float">
            <text:p>0.00202149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783" calcext:value-type="float">
            <text:p>4.25783</text:p>
          </table:table-cell>
          <table:table-cell table:formula="of:=[.B19]*[Conversions.$B$2]" office:value-type="float" office:value="0.0007484268" calcext:value-type="float">
            <text:p>0.000748427</text:p>
          </table:table-cell>
          <table:table-cell table:formula="of:=[.C19]*[Conversions.$B$2]" office:value-type="float" office:value="0.00116573144" calcext:value-type="float">
            <text:p>0.001165731</text:p>
          </table:table-cell>
          <table:table-cell table:formula="of:=[.D19]*[Conversions.$B$2]" office:value-type="float" office:value="0.00193131762536" calcext:value-type="float">
            <text:p>0.0019313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4101" calcext:value-type="float">
            <text:p>4.44101</text:p>
          </table:table-cell>
          <table:table-cell table:formula="of:=[.B20]*[Conversions.$B$2]" office:value-type="float" office:value="0.0007484268" calcext:value-type="float">
            <text:p>0.000748427</text:p>
          </table:table-cell>
          <table:table-cell table:formula="of:=[.C20]*[Conversions.$B$2]" office:value-type="float" office:value="0.00116573144" calcext:value-type="float">
            <text:p>0.001165731</text:p>
          </table:table-cell>
          <table:table-cell table:formula="of:=[.D20]*[Conversions.$B$2]" office:value-type="float" office:value="0.00201440660792" calcext:value-type="float">
            <text:p>0.0020144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5958" calcext:value-type="float">
            <text:p>4.35958</text:p>
          </table:table-cell>
          <table:table-cell table:formula="of:=[.B21]*[Conversions.$B$2]" office:value-type="float" office:value="0.0007484268" calcext:value-type="float">
            <text:p>0.000748427</text:p>
          </table:table-cell>
          <table:table-cell table:formula="of:=[.C21]*[Conversions.$B$2]" office:value-type="float" office:value="0.00116573144" calcext:value-type="float">
            <text:p>0.001165731</text:p>
          </table:table-cell>
          <table:table-cell table:formula="of:=[.D21]*[Conversions.$B$2]" office:value-type="float" office:value="0.00197747061136" calcext:value-type="float">
            <text:p>0.0019774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2805" calcext:value-type="float">
            <text:p>4.62805</text:p>
          </table:table-cell>
          <table:table-cell table:formula="of:=[.B22]*[Conversions.$B$2]" office:value-type="float" office:value="0.0007484268" calcext:value-type="float">
            <text:p>0.000748427</text:p>
          </table:table-cell>
          <table:table-cell table:formula="of:=[.C22]*[Conversions.$B$2]" office:value-type="float" office:value="0.00116573144" calcext:value-type="float">
            <text:p>0.001165731</text:p>
          </table:table-cell>
          <table:table-cell table:formula="of:=[.D22]*[Conversions.$B$2]" office:value-type="float" office:value="0.0020992464556" calcext:value-type="float">
            <text:p>0.0020992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7062" calcext:value-type="float">
            <text:p>4.37062</text:p>
          </table:table-cell>
          <table:table-cell table:formula="of:=[.B23]*[Conversions.$B$2]" office:value-type="float" office:value="0.0007484268" calcext:value-type="float">
            <text:p>0.000748427</text:p>
          </table:table-cell>
          <table:table-cell table:formula="of:=[.C23]*[Conversions.$B$2]" office:value-type="float" office:value="0.00116573144" calcext:value-type="float">
            <text:p>0.001165731</text:p>
          </table:table-cell>
          <table:table-cell table:formula="of:=[.D23]*[Conversions.$B$2]" office:value-type="float" office:value="0.00198247826704" calcext:value-type="float">
            <text:p>0.00198247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4]*[Conversions.$B$2]" office:value-type="float" office:value="0.0007484268" calcext:value-type="float">
            <text:p>0.000748427</text:p>
          </table:table-cell>
          <table:table-cell table:formula="of:=[.C24]*[Conversions.$B$2]" office:value-type="float" office:value="0.00116573144" calcext:value-type="float">
            <text:p>0.001165731</text:p>
          </table:table-cell>
          <table:table-cell table:formula="of:=[.D24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5]*[Conversions.$B$2]" office:value-type="float" office:value="0.0007484268" calcext:value-type="float">
            <text:p>0.000748427</text:p>
          </table:table-cell>
          <table:table-cell table:formula="of:=[.C25]*[Conversions.$B$2]" office:value-type="float" office:value="0.00116573144" calcext:value-type="float">
            <text:p>0.001165731</text:p>
          </table:table-cell>
          <table:table-cell table:formula="of:=[.D25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6]*[Conversions.$B$2]" office:value-type="float" office:value="0.0007484268" calcext:value-type="float">
            <text:p>0.000748427</text:p>
          </table:table-cell>
          <table:table-cell table:formula="of:=[.C26]*[Conversions.$B$2]" office:value-type="float" office:value="0.00116573144" calcext:value-type="float">
            <text:p>0.001165731</text:p>
          </table:table-cell>
          <table:table-cell table:formula="of:=[.D26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7]*[Conversions.$B$2]" office:value-type="float" office:value="0.0007484268" calcext:value-type="float">
            <text:p>0.000748427</text:p>
          </table:table-cell>
          <table:table-cell table:formula="of:=[.C27]*[Conversions.$B$2]" office:value-type="float" office:value="0.00116573144" calcext:value-type="float">
            <text:p>0.001165731</text:p>
          </table:table-cell>
          <table:table-cell table:formula="of:=[.D27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8]*[Conversions.$B$2]" office:value-type="float" office:value="0.0007484268" calcext:value-type="float">
            <text:p>0.000748427</text:p>
          </table:table-cell>
          <table:table-cell table:formula="of:=[.C28]*[Conversions.$B$2]" office:value-type="float" office:value="0.00116573144" calcext:value-type="float">
            <text:p>0.001165731</text:p>
          </table:table-cell>
          <table:table-cell table:formula="of:=[.D2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9]*[Conversions.$B$2]" office:value-type="float" office:value="0.0007484268" calcext:value-type="float">
            <text:p>0.000748427</text:p>
          </table:table-cell>
          <table:table-cell table:formula="of:=[.C29]*[Conversions.$B$2]" office:value-type="float" office:value="0.00116573144" calcext:value-type="float">
            <text:p>0.001165731</text:p>
          </table:table-cell>
          <table:table-cell table:formula="of:=[.D29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0]*[Conversions.$B$2]" office:value-type="float" office:value="0.0007484268" calcext:value-type="float">
            <text:p>0.000748427</text:p>
          </table:table-cell>
          <table:table-cell table:formula="of:=[.C30]*[Conversions.$B$2]" office:value-type="float" office:value="0.00116573144" calcext:value-type="float">
            <text:p>0.001165731</text:p>
          </table:table-cell>
          <table:table-cell table:formula="of:=[.D30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1]*[Conversions.$B$2]" office:value-type="float" office:value="0.0007484268" calcext:value-type="float">
            <text:p>0.000748427</text:p>
          </table:table-cell>
          <table:table-cell table:formula="of:=[.C31]*[Conversions.$B$2]" office:value-type="float" office:value="0.00116573144" calcext:value-type="float">
            <text:p>0.001165731</text:p>
          </table:table-cell>
          <table:table-cell table:formula="of:=[.D31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2]*[Conversions.$B$2]" office:value-type="float" office:value="0.0007484268" calcext:value-type="float">
            <text:p>0.000748427</text:p>
          </table:table-cell>
          <table:table-cell table:formula="of:=[.C32]*[Conversions.$B$2]" office:value-type="float" office:value="0.00116573144" calcext:value-type="float">
            <text:p>0.001165731</text:p>
          </table:table-cell>
          <table:table-cell table:formula="of:=[.D32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3]*[Conversions.$B$2]" office:value-type="float" office:value="0.0007484268" calcext:value-type="float">
            <text:p>0.000748427</text:p>
          </table:table-cell>
          <table:table-cell table:formula="of:=[.C33]*[Conversions.$B$2]" office:value-type="float" office:value="0.00116573144" calcext:value-type="float">
            <text:p>0.001165731</text:p>
          </table:table-cell>
          <table:table-cell table:formula="of:=[.D33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033" calcext:value-type="float">
            <text:p>4.17033</text:p>
          </table:table-cell>
          <table:table-cell table:formula="of:=[.B34]*[Conversions.$B$2]" office:value-type="float" office:value="0.0007484268" calcext:value-type="float">
            <text:p>0.000748427</text:p>
          </table:table-cell>
          <table:table-cell table:formula="of:=[.C34]*[Conversions.$B$2]" office:value-type="float" office:value="0.00116573144" calcext:value-type="float">
            <text:p>0.001165731</text:p>
          </table:table-cell>
          <table:table-cell table:formula="of:=[.D34]*[Conversions.$B$2]" office:value-type="float" office:value="0.00189162832536" calcext:value-type="float">
            <text:p>0.0018916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5889" calcext:value-type="float">
            <text:p>3.95889</text:p>
          </table:table-cell>
          <table:table-cell table:formula="of:=[.B35]*[Conversions.$B$2]" office:value-type="float" office:value="0.0007484268" calcext:value-type="float">
            <text:p>0.000748427</text:p>
          </table:table-cell>
          <table:table-cell table:formula="of:=[.C35]*[Conversions.$B$2]" office:value-type="float" office:value="0.00116573144" calcext:value-type="float">
            <text:p>0.001165731</text:p>
          </table:table-cell>
          <table:table-cell table:formula="of:=[.D35]*[Conversions.$B$2]" office:value-type="float" office:value="0.00179572083288" calcext:value-type="float">
            <text:p>0.0017957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01928" calcext:value-type="float">
            <text:p>4.01928</text:p>
          </table:table-cell>
          <table:table-cell table:formula="of:=[.B36]*[Conversions.$B$2]" office:value-type="float" office:value="0.0007484268" calcext:value-type="float">
            <text:p>0.000748427</text:p>
          </table:table-cell>
          <table:table-cell table:formula="of:=[.C36]*[Conversions.$B$2]" office:value-type="float" office:value="0.00116573144" calcext:value-type="float">
            <text:p>0.001165731</text:p>
          </table:table-cell>
          <table:table-cell table:formula="of:=[.D36]*[Conversions.$B$2]" office:value-type="float" office:value="0.00182311325376" calcext:value-type="float">
            <text:p>0.0018231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8471" calcext:value-type="float">
            <text:p>3.98471</text:p>
          </table:table-cell>
          <table:table-cell table:formula="of:=[.B37]*[Conversions.$B$2]" office:value-type="float" office:value="0.0007484268" calcext:value-type="float">
            <text:p>0.000748427</text:p>
          </table:table-cell>
          <table:table-cell table:formula="of:=[.C37]*[Conversions.$B$2]" office:value-type="float" office:value="0.00116573144" calcext:value-type="float">
            <text:p>0.001165731</text:p>
          </table:table-cell>
          <table:table-cell table:formula="of:=[.D37]*[Conversions.$B$2]" office:value-type="float" office:value="0.00180743257832" calcext:value-type="float">
            <text:p>0.0018074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8]*[Conversions.$B$2]" office:value-type="float" office:value="0.0007484268" calcext:value-type="float">
            <text:p>0.000748427</text:p>
          </table:table-cell>
          <table:table-cell table:formula="of:=[.C38]*[Conversions.$B$2]" office:value-type="float" office:value="0.00116573144" calcext:value-type="float">
            <text:p>0.001165731</text:p>
          </table:table-cell>
          <table:table-cell table:formula="of:=[.D3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694" calcext:value-type="float">
            <text:p>4.17694</text:p>
          </table:table-cell>
          <table:table-cell table:formula="of:=[.B39]*[Conversions.$B$2]" office:value-type="float" office:value="0.0007484268" calcext:value-type="float">
            <text:p>0.000748427</text:p>
          </table:table-cell>
          <table:table-cell table:formula="of:=[.C39]*[Conversions.$B$2]" office:value-type="float" office:value="0.00116573144" calcext:value-type="float">
            <text:p>0.001165731</text:p>
          </table:table-cell>
          <table:table-cell table:formula="of:=[.D39]*[Conversions.$B$2]" office:value-type="float" office:value="0.00189462656848" calcext:value-type="float">
            <text:p>0.0018946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40]*[Conversions.$B$2]" office:value-type="float" office:value="0.0007484268" calcext:value-type="float">
            <text:p>0.000748427</text:p>
          </table:table-cell>
          <table:table-cell table:formula="of:=[.C40]*[Conversions.$B$2]" office:value-type="float" office:value="0.00116573144" calcext:value-type="float">
            <text:p>0.001165731</text:p>
          </table:table-cell>
          <table:table-cell table:formula="of:=[.D40]*[Conversions.$B$2]" office:value-type="float" office:value="0.00193093207216" calcext:value-type="float">
            <text:p>0.001930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05:01.726395473</meta:creation-date>
    <dc:date>2016-05-10T23:55:26.495028341</dc:date>
    <meta:editing-duration>PT4H3M</meta:editing-duration>
    <meta:editing-cycles>3</meta:editing-cycles>
    <meta:generator>LibreOffice/4.2.8.2$Linux_X86_64 LibreOffice_project/420m0$Build-2</meta:generator>
    <meta:document-statistic meta:table-count="4" meta:cell-count="3466" meta:object-count="0"/>
  </office:meta>
</office:document-meta>
</file>